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9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6aece" officeooo:paragraph-rsid="0066aece" fo:background-color="#1e1e1e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7" style:family="paragraph" style:parent-style-name="Standard">
      <style:paragraph-properties fo:text-align="justify" style:justify-single-word="false"/>
      <style:text-properties officeooo:paragraph-rsid="0021d944"/>
    </style:style>
    <style:style style:name="P98" style:family="paragraph" style:parent-style-name="Standard">
      <style:paragraph-properties style:line-height-at-least="0.503cm"/>
    </style:style>
    <style:style style:name="P99" style:family="paragraph" style:parent-style-name="Standard">
      <style:paragraph-properties style:line-height-at-least="0.503cm" fo:text-align="justify" style:justify-single-word="false"/>
      <style:text-properties officeooo:paragraph-rsid="0066aece"/>
    </style:style>
    <style:style style:name="P100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6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7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#ffffff" style:font-size-asian="16pt" style:font-weight-asian="bold" style:font-size-complex="16pt" style:font-weight-complex="bold"/>
    </style:style>
    <style:style style:name="P138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9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41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152" style:family="paragraph" style:parent-style-name="Standard">
      <style:paragraph-properties fo:margin-top="0cm" fo:margin-bottom="0.499cm" loext:contextual-spacing="false" style:line-height-at-least="0.503cm"/>
      <style:text-properties fo:font-size="10pt" style:font-size-asian="10pt" style:font-size-complex="10pt"/>
    </style:style>
    <style:style style:name="P153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8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9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62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63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64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65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66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7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8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9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7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8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89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90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91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92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93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94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95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96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7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8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204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205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11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12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13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14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5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6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7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8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style:style style:name="T61" style:family="text">
      <style:text-properties officeooo:rsid="006a1040"/>
    </style:style>
    <style:style style:name="T62" style:family="text">
      <style:text-properties officeooo:rsid="006c642b"/>
    </style:style>
    <style:style style:name="T63" style:family="text">
      <style:text-properties officeooo:rsid="006ebc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629752087" text:style-name="L1">
        <text:list-item>
          <text:p text:style-name="P153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84953383364337" text:continue-numbering="true" text:style-name="L1">
        <text:list-item>
          <text:p text:style-name="P153">JavaScript</text:p>
        </text:list-item>
      </text:list>
      <text:list xml:id="list3567647431" text:style-name="L2">
        <text:list-item>
          <text:p text:style-name="P164">JavaScript <text:span text:style-name="T13">Core</text:span></text:p>
          <text:list>
            <text:list-item>
              <text:p text:style-name="P169">linguagem de programação que roda Navegador do usuário (front-end):</text:p>
              <text:list>
                <text:list-item>
                  <text:p text:style-name="P169">Se você clicar em algum botão da página e aparece uma janela. Isso é o JavaScript.</text:p>
                </text:list-item>
                <text:list-item>
                  <text:p text:style-name="P170">Alteração do site ou aplicativo, conforme a interação do usuário.</text:p>
                </text:list-item>
              </text:list>
            </text:list-item>
            <text:list-item>
              <text:p text:style-name="P170">Roda também no computador (back-end)</text:p>
            </text:list-item>
          </text:list>
        </text:list-item>
        <text:list-item>
          <text:p text:style-name="P164">O que podemos fazer?</text:p>
          <text:list>
            <text:list-item>
              <text:p text:style-name="P170">Podemos criar aplicações web, mobile (React Native), desktop (Electron);</text:p>
            </text:list-item>
            <text:list-item>
              <text:p text:style-name="P170">Empresas famosas que usam:</text:p>
              <text:list>
                <text:list-item>
                  <text:p text:style-name="P170">Facebook (Instagram, WhatsApp);</text:p>
                </text:list-item>
                <text:list-item>
                  <text:p text:style-name="P170">Google (Youtube, Gmail, Drive);</text:p>
                </text:list-item>
                <text:list-item>
                  <text:p text:style-name="P170">Uber;</text:p>
                </text:list-item>
                <text:list-item>
                  <text:p text:style-name="P170">Netflix</text:p>
                </text:list-item>
                <text:list-item>
                  <text:p text:style-name="P170">TikTok</text:p>
                </text:list-item>
                <text:list-item>
                  <text:p text:style-name="P170">…</text:p>
                </text:list-item>
              </text:list>
            </text:list-item>
            <text:list-item>
              <text:p text:style-name="P170">99.99% dos sites na web usam JavaScript;</text:p>
            </text:list-item>
            <text:list-item>
              <text:p text:style-name="P170">Linguagem obrigatória para quem programa o Front-end Web.</text:p>
            </text:list-item>
          </text:list>
        </text:list-item>
        <text:list-item>
          <text:p text:style-name="P165">Evolução</text:p>
          <text:list>
            <text:list-item>
              <text:p text:style-name="P169">A comunidade cresce cada vez mais e a linguagem está sempre evoluindo.</text:p>
            </text:list-item>
          </text:list>
        </text:list-item>
        <text:list-item>
          <text:p text:style-name="P165">O que vamos ver o curso?</text:p>
          <text:list>
            <text:list-item>
              <text:p text:style-name="P169">Tipos de dados</text:p>
            </text:list-item>
            <text:list-item>
              <text:p text:style-name="P169">Variáveis</text:p>
            </text:list-item>
            <text:list-item>
              <text:p text:style-name="P169">Funções</text:p>
            </text:list-item>
            <text:list-item>
              <text:p text:style-name="P169">Condicionais</text:p>
            </text:list-item>
            <text:list-item>
              <text:p text:style-name="P169">Estruturas de repetição</text:p>
            </text:list-item>
            <text:list-item>
              <text:p text:style-name="P169">…</text:p>
            </text:list-item>
          </text:list>
        </text:list-item>
        <text:list-item>
          <text:p text:style-name="P165">Como vai funcionar a dinâmica do curso?</text:p>
          <text:list>
            <text:list-item>
              <text:p text:style-name="P169">Treino de futebol</text:p>
            </text:list-item>
            <text:list-item>
              <text:p text:style-name="P169">Treino de artes marciais</text:p>
            </text:list-item>
            <text:list-item>
              <text:p text:style-name="P169">Conceitos e fundamentos</text:p>
            </text:list-item>
            <text:list-item>
              <text:p text:style-name="P169">Prática</text:p>
            </text:list-item>
            <text:list-item>
              <text:p text:style-name="P169">Revisão</text:p>
            </text:list-item>
          </text:list>
        </text:list-item>
      </text:list>
      <text:p text:style-name="P7"/>
      <text:p text:style-name="P142">Guias estelares</text:p>
      <text:p text:style-name="P31"><text:span text:style-name="T1">O guia estelar de </text:span><text:span text:style-name="T2">JavaScript</text:span></text:p>
      <text:p text:style-name="P3">Primeiros Passos</text:p>
      <text:list xml:id="list1451532348" text:style-name="L3">
        <text:list-item>
          <text:p text:style-name="P154">Sintaxe</text:p>
        </text:list-item>
      </text:list>
      <text:list xml:id="list4271900709" text:style-name="L4">
        <text:list-item>
          <text:p text:style-name="P166">A importância da Sintaxe<text:span text:style-name="T14"> – escrever texto de uma maneira correta.</text:span></text:p>
          <text:list>
            <text:list-item>
              <text:p text:style-name="P171">Toda linguagem tem;</text:p>
            </text:list-item>
            <text:list-item>
              <text:p text:style-name="P171">Uma boa comunicação necessita de uma boa sintaxe;</text:p>
            </text:list-item>
            <text:list-item>
              <text:p text:style-name="P171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84951997829398" text:continue-list="list1451532348" text:style-name="L3">
        <text:list-item>
          <text:p text:style-name="P155">Maneiras de executar o JavaScript</text:p>
        </text:list-item>
      </text:list>
      <text:list xml:id="list2429345801" text:style-name="L5">
        <text:list-item>
          <text:p text:style-name="P172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72"><text:a xlink:type="simple" xlink:href="https://codepen.io/" text:style-name="Internet_20_link" text:visited-style-name="Visited_20_Internet_20_Link">https://codepen.io/</text:a></text:p>
        </text:list-item>
        <text:list-item>
          <text:p text:style-name="P172">Visual Studio Code</text:p>
        </text:list-item>
      </text:list>
      <text:p text:style-name="P12"/>
      <text:list xml:id="list84953254397509" text:continue-list="list84951997829398" text:style-name="L3">
        <text:list-item>
          <text:p text:style-name="P156">Adicionando arquivos JS</text:p>
        </text:list-item>
      </text:list>
      <text:list xml:id="list226335287" text:style-name="L6">
        <text:list-item>
          <text:p text:style-name="P173">HTML</text:p>
        </text:list-item>
      </text:list>
      <text:p text:style-name="P43"><text:span text:style-name="T30">&lt;!</text:span><text:span text:style-name="T31">DOCTYPE</text:span> <text:span text:style-name="T16">html</text:span><text:span text:style-name="T30">&gt;</text:span></text:p>
      <text:p text:style-name="P57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7"><text:span text:style-name="T30">&lt;</text:span><text:span text:style-name="T31">head</text:span><text:span text:style-name="T30">&gt;</text:span></text:p>
      <text:p text:style-name="P57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7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7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7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7"><text:span text:style-name="T30">&lt;/</text:span><text:span text:style-name="T31">head</text:span><text:span text:style-name="T30">&gt;</text:span></text:p>
      <text:p text:style-name="P57"><text:span text:style-name="T30">&lt;</text:span><text:span text:style-name="T31">body</text:span><text:span text:style-name="T30">&gt;</text:span></text:p>
      <text:p text:style-name="P74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7"><text:span text:style-name="T30">&lt;/</text:span><text:span text:style-name="T31">body</text:span><text:span text:style-name="T30">&gt;</text:span></text:p>
      <text:p text:style-name="P57"><text:span text:style-name="T30">&lt;/</text:span><text:span text:style-name="T31">html</text:span><text:span text:style-name="T30">&gt;</text:span></text:p>
      <text:p text:style-name="P29"/>
      <text:list xml:id="list4159718689" text:style-name="L7">
        <text:list-item>
          <text:p text:style-name="P174">JAVA SCRIPT</text:p>
        </text:list-item>
      </text:list>
      <text:p text:style-name="P41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5"/>
      <text:list xml:id="list84951935789815" text:continue-list="list84953254397509" text:style-name="L3">
        <text:list-item>
          <text:p text:style-name="P157">Comentários</text:p>
        </text:list-item>
      </text:list>
      <text:p text:style-name="P83">//Aqui eu tenho um comentário em linha</text:p>
      <text:p text:style-name="P93">/*</text:p>
      <text:p text:style-name="P93">Aqui eu tenho um comentário multi linha (bloco)</text:p>
      <text:p text:style-name="P79"/>
      <text:p text:style-name="P93">o código abaixo escreve alguma mensagem no devtools</text:p>
      <text:p text:style-name="P93">*/</text:p>
      <text:p text:style-name="P79"/>
      <text:p text:style-name="P57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7"><text:span text:style-name="T16">console</text:span>.<text:span text:style-name="T25">log</text:span>(<text:span text:style-name="T28">'não iria ignorar'</text:span>)</text:p>
      <text:p text:style-name="P8"/>
      <text:p text:style-name="P143">Guias estelares</text:p>
      <text:p text:style-name="P32"><text:span text:style-name="T1">O guia estelar de </text:span><text:span text:style-name="T2">JavaScript</text:span></text:p>
      <text:p text:style-name="P4">Tipos de dados</text:p>
      <text:list xml:id="list671846578" text:style-name="L8">
        <text:list-item>
          <text:p text:style-name="P158">Introdução</text:p>
        </text:list-item>
      </text:list>
      <text:list xml:id="list2788509158" text:style-name="L9">
        <text:list-item>
          <text:p text:style-name="P167">Tipos de dados</text:p>
          <text:list>
            <text:list-item>
              <text:p text:style-name="P175">Gramática:</text:p>
              <text:list>
                <text:list-item>
                  <text:p text:style-name="P175">Elementos da linguagem e suas combinações</text:p>
                </text:list-item>
                <text:list-item>
                  <text:p text:style-name="P175">A arte de falar e escrever corretamente</text:p>
                </text:list-item>
              </text:list>
            </text:list-item>
            <text:list-item>
              <text:p text:style-name="P175">Vocabulário:</text:p>
              <text:list>
                <text:list-item>
                  <text:p text:style-name="P175">Conjunto de termos e expressões</text:p>
                </text:list-item>
                <text:list-item>
                  <text:p text:style-name="P175">Agrupamento de palavras</text:p>
                </text:list-item>
              </text:list>
            </text:list-item>
            <text:list-item>
              <text:p text:style-name="P175">Precisamos saber como escrever</text:p>
            </text:list-item>
            <text:list-item>
              <text:p text:style-name="P175">Precisamos saber os significados</text:p>
            </text:list-item>
            <text:list-item>
              <text:p text:style-name="P175">Precisamos continuar aprendendo, para crescer nosso vocabulário</text:p>
            </text:list-item>
          </text:list>
        </text:list-item>
        <text:list-item>
          <text:p text:style-name="P167">Como vai ser a dinâmica do aprendizado?</text:p>
          <text:list>
            <text:list-item>
              <text:p text:style-name="P175">Conceitos e escrita</text:p>
            </text:list-item>
            <text:list-item>
              <text:p text:style-name="P175">Vamos aprender os tipos de dados utilizados na linguagem</text:p>
              <text:list>
                <text:list-item>
                  <text:p text:style-name="P175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84952829542841" text:continue-list="list671846578" text:style-name="L8">
        <text:list-item>
          <text:p text:style-name="P158">String</text:p>
        </text:list-item>
      </text:list>
      <text:list xml:id="list189995788" text:style-name="L10">
        <text:list-item>
          <text:p text:style-name="P176">Cadeia de caracteres</text:p>
          <text:list>
            <text:list-item>
              <text:p text:style-name="P176">“” aspas duplas</text:p>
            </text:list-item>
            <text:list-item>
              <text:p text:style-name="P176">‘’ aspas simples</text:p>
            </text:list-item>
            <text:list-item>
              <text:p text:style-name="P176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4"><text:span text:style-name="T16">console</text:span>.<text:span text:style-name="T25">log</text:span>(<text:span text:style-name="T28">"Thiago Carlos"</text:span>)</text:p>
      <text:p text:style-name="P57"><text:span text:style-name="T16">console</text:span>.<text:span text:style-name="T25">log</text:span>(<text:span text:style-name="T28">'Limeira da Silva'</text:span>)</text:p>
      <text:p text:style-name="P57"><text:span text:style-name="T16">console</text:span>.<text:span text:style-name="T25">log</text:span>(<text:span text:style-name="T28">`com crases eu posso </text:span></text:p>
      <text:p text:style-name="P79"/>
      <text:p text:style-name="P96">quebrar linha</text:p>
      <text:p text:style-name="P79"/>
      <text:p text:style-name="P57"><text:span text:style-name="T28">`</text:span>)</text:p>
      <text:p text:style-name="P79"/>
      <text:p text:style-name="P57"><text:span text:style-name="T16">console</text:span>.<text:span text:style-name="T25">log</text:span>(<text:span text:style-name="T28">"um 'exemplo'com asplas duplas"</text:span>)</text:p>
      <text:p text:style-name="P57"><text:span text:style-name="T16">console</text:span>.<text:span text:style-name="T25">log</text:span>(<text:span text:style-name="T28">'um "exemplo" com aspas simples'</text:span>)</text:p>
      <text:p text:style-name="P57"><text:span text:style-name="T16">console</text:span>.<text:span text:style-name="T25">log</text:span>(<text:span text:style-name="T28">`um "exemplo" com 'crases'`</text:span>)</text:p>
      <text:p text:style-name="P14"/>
      <text:list xml:id="list84951825865091" text:continue-list="list84952829542841" text:style-name="L8">
        <text:list-item>
          <text:p text:style-name="P158">Number</text:p>
        </text:list-item>
      </text:list>
      <text:list xml:id="list2200629796" text:style-name="L11">
        <text:list-item>
          <text:p text:style-name="P188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5"><text:span text:style-name="T16">console</text:span>.<text:span text:style-name="T25">log</text:span>(<text:span text:style-name="T37">33</text:span>)</text:p>
      <text:p text:style-name="P57"><text:span text:style-name="T16">console</text:span>.<text:span text:style-name="T25">log</text:span>(-<text:span text:style-name="T37">33</text:span>)</text:p>
      <text:p text:style-name="P57"><text:span text:style-name="T16">console</text:span>.<text:span text:style-name="T25">log</text:span>(<text:span text:style-name="T37">12.5</text:span>)</text:p>
      <text:p text:style-name="P57"><text:soft-page-break/><text:span text:style-name="T16">console</text:span>.<text:span text:style-name="T25">log</text:span>(<text:span text:style-name="T37">12</text:span> + <text:span text:style-name="T37">12</text:span>)</text:p>
      <text:p text:style-name="P57"><text:span text:style-name="T16">console</text:span>.<text:span text:style-name="T25">log</text:span>(<text:span text:style-name="T37">15</text:span> / <text:span text:style-name="T37">3</text:span>)</text:p>
      <text:p text:style-name="P57"><text:span text:style-name="T16">console</text:span>.<text:span text:style-name="T25">log</text:span>(<text:span text:style-name="T37">15</text:span> / <text:span text:style-name="T28">"axsd"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84952413467505" text:continue-list="list84951825865091" text:style-name="L8">
        <text:list-item>
          <text:p text:style-name="P158">Boolean</text:p>
        </text:list-item>
      </text:list>
      <text:list xml:id="list868958988" text:style-name="L12">
        <text:list-item>
          <text:p text:style-name="P168">Boolean - Booleano</text:p>
          <text:list>
            <text:list-item>
              <text:p text:style-name="P177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6"><text:span text:style-name="T16">console</text:span>.<text:span text:style-name="T25">log</text:span>(<text:span text:style-name="T31">true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84952884960675" text:continue-list="list84952413467505" text:style-name="L8">
        <text:list-item>
          <text:p text:style-name="P159">Unde<text:span text:style-name="T39">fined vs null</text:span></text:p>
        </text:list-item>
      </text:list>
      <text:list xml:id="list3978701501" text:style-name="L13">
        <text:list-item>
          <text:p text:style-name="P178">undefined</text:p>
          <text:list>
            <text:list-item>
              <text:p text:style-name="P178">indefinido - não existe</text:p>
            </text:list-item>
          </text:list>
        </text:list-item>
        <text:list-item>
          <text:p text:style-name="P178">null</text:p>
          <text:list>
            <text:list-item>
              <text:p text:style-name="P178">nulo</text:p>
            </text:list-item>
            <text:list-item>
              <text:p text:style-name="P178">objeto que não possui nada</text:p>
            </text:list-item>
            <text:list-item>
              <text:p text:style-name="P178">diferente de indefinido</text:p>
            </text:list-item>
          </text:list>
        </text:list-item>
        <text:list-item>
          <text:p text:style-name="P178">null !== undefinedfined vs null</text:p>
        </text:list-item>
      </text:list>
      <text:p text:style-name="P17"/>
      <text:p text:style-name="P47"><text:span text:style-name="T16">console</text:span>.<text:span text:style-name="T25">log</text:span>(<text:span text:style-name="T31">undefined</text:span>)</text:p>
      <text:p text:style-name="P57"><text:span text:style-name="T16">console</text:span>.<text:span text:style-name="T25">log</text:span>(<text:span text:style-name="T31">null</text:span>)</text:p>
      <text:p text:style-name="P57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2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84953139961856" text:continue-list="list84952884960675" text:style-name="L8">
        <text:list-item>
          <text:p text:style-name="P158">Object</text:p>
        </text:list-item>
      </text:list>
      <text:list xml:id="list2959285816" text:style-name="L14">
        <text:list-item>
          <text:p text:style-name="P179">Object</text:p>
          <text:list>
            <text:list-item>
              <text:p text:style-name="P190"><text:span text:style-name="T4">Objet</text:span><text:span text:style-name="T5">o</text:span></text:p>
            </text:list-item>
            <text:list-item>
              <text:p text:style-name="P179">Dado estrutural</text:p>
            </text:list-item>
            <text:list-item>
              <text:p text:style-name="P179">Proriedades / Atributos</text:p>
            </text:list-item>
            <text:list-item>
              <text:p text:style-name="P179">Funcionalidades / Métodos</text:p>
            </text:list-item>
          </text:list>
        </text:list-item>
        <text:list-item>
          <text:p text:style-name="P179">{propriedade: "valor"}</text:p>
        </text:list-item>
      </text:list>
      <text:p text:style-name="P19"/>
      <text:p text:style-name="P72"><text:span text:style-name="T16">console</text:span>.<text:span text:style-name="T25">log</text:span>({</text:p>
      <text:p text:style-name="P57"><text:span text:style-name="T16"><text:tab/>name:</text:span> <text:span text:style-name="T28">"Thiago"</text:span>,</text:p>
      <text:p text:style-name="P57"><text:span text:style-name="T16"><text:tab/>idade:</text:span> <text:span text:style-name="T37">33</text:span>,</text:p>
      <text:p text:style-name="P57"><text:span text:style-name="T25"><text:tab/>andar</text:span><text:span text:style-name="T16">:</text:span> <text:span text:style-name="T31">function</text:span>(){</text:p>
      <text:p text:style-name="P57"><text:span text:style-name="T16"><text:tab/><text:tab/>console</text:span>.<text:span text:style-name="T25">log</text:span>(<text:span text:style-name="T28">'andar'</text:span>)</text:p>
      <text:p text:style-name="P57"><text:tab/>}</text:p>
      <text:p text:style-name="P57">})</text:p>
      <text:p text:style-name="P97"/>
      <text:p text:style-name="P19"/>
      <text:list xml:id="list84951966393311" text:continue-list="list84953139961856" text:style-name="L8">
        <text:list-item>
          <text:p text:style-name="P158">Array</text:p>
        </text:list-item>
      </text:list>
      <text:list xml:id="list2090674941" text:style-name="L15">
        <text:list-item>
          <text:p text:style-name="P180">Array (vetores)</text:p>
        </text:list-item>
      </text:list>
      <text:list xml:id="list1424980065" text:style-name="L16">
        <text:list-item>
          <text:list>
            <text:list-item>
              <text:p text:style-name="P181">Uma lista</text:p>
            </text:list-item>
          </text:list>
        </text:list-item>
      </text:list>
      <text:list xml:id="list84952015815345" text:continue-list="list2090674941" text:style-name="L15">
        <text:list-item>
          <text:list>
            <text:list-item>
              <text:p text:style-name="P180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8"><text:soft-page-break/><text:span text:style-name="T16">console</text:span>.<text:span text:style-name="T25">log</text:span>([<text:span text:style-name="T28">"Thiago"</text:span>, <text:span text:style-name="T37">33</text:span>])</text:p>
      <text:p text:style-name="P57"><text:span text:style-name="T16">console</text:span>.<text:span text:style-name="T25">log</text:span>([</text:p>
      <text:p text:style-name="P57"><text:span text:style-name="T28"><text:tab/>"leite"</text:span>,</text:p>
      <text:p text:style-name="P57"><text:span text:style-name="T28"><text:tab/>"ovos"</text:span>,</text:p>
      <text:p text:style-name="P57"><text:span text:style-name="T37"><text:tab/>2</text:span>,</text:p>
      <text:p text:style-name="P57"><text:span text:style-name="T37"><text:tab/>3</text:span>,</text:p>
      <text:p text:style-name="P57">])</text:p>
      <text:p text:style-name="P20"/>
      <text:list xml:id="list84952224592815" text:continue-list="list84951966393311" text:style-name="L8">
        <text:list-item>
          <text:p text:style-name="P158">Conclusão</text:p>
        </text:list-item>
      </text:list>
      <text:list xml:id="list549488894" text:style-name="L17">
        <text:list-item>
          <text:p text:style-name="P182">Tipos de dados</text:p>
        </text:list-item>
      </text:list>
      <text:p text:style-name="P21"><text:tab/>Conforme o ECMAScrept standard temos 9 tipos de dados:</text:p>
      <text:list xml:id="list2143546975" text:style-name="L18">
        <text:list-item>
          <text:list>
            <text:list-item>
              <text:p text:style-name="P183">Data types</text:p>
              <text:list>
                <text:list-item>
                  <text:p text:style-name="P183">Primitive / Primitive value</text:p>
                </text:list-item>
                <text:list-item>
                  <text:p text:style-name="P183">Structural</text:p>
                </text:list-item>
                <text:list-item>
                  <text:p text:style-name="P183">Structural Primitive</text:p>
                </text:list-item>
              </text:list>
            </text:list-item>
          </text:list>
        </text:list-item>
        <text:list-item>
          <text:p text:style-name="P183">Primitivos</text:p>
          <text:list>
            <text:list-item>
              <text:p text:style-name="P183">String</text:p>
            </text:list-item>
            <text:list-item>
              <text:p text:style-name="P183">Number</text:p>
            </text:list-item>
            <text:list-item>
              <text:p text:style-name="P183">Boolean</text:p>
            </text:list-item>
            <text:list-item>
              <text:p text:style-name="P183">undefined</text:p>
            </text:list-item>
            <text:list-item>
              <text:p text:style-name="P183">Symbol</text:p>
            </text:list-item>
            <text:list-item>
              <text:p text:style-name="P183">BigInt</text:p>
            </text:list-item>
          </text:list>
        </text:list-item>
        <text:list-item>
          <text:p text:style-name="P183">Estruturais</text:p>
          <text:list>
            <text:list-item>
              <text:p text:style-name="P183">Object</text:p>
              <text:list>
                <text:list-item>
                  <text:p text:style-name="P183">Array</text:p>
                </text:list-item>
                <text:list-item>
                  <text:p text:style-name="P183">Map</text:p>
                </text:list-item>
                <text:list-item>
                  <text:p text:style-name="P183">SetembroDate</text:p>
                </text:list-item>
                <text:list-item>
                  <text:p text:style-name="P183">…</text:p>
                </text:list-item>
              </text:list>
            </text:list-item>
            <text:list-item>
              <text:p text:style-name="P183">Function</text:p>
            </text:list-item>
          </text:list>
        </text:list-item>
        <text:list-item>
          <text:p text:style-name="P183">primitivo Estrutural / Structural Root Primitive</text:p>
          <text:list>
            <text:list-item>
              <text:p text:style-name="P183">null</text:p>
            </text:list-item>
          </text:list>
        </text:list-item>
      </text:list>
      <text:p text:style-name="P21"/>
      <text:p text:style-name="P144">Guias estelares</text:p>
      <text:p text:style-name="P33"><text:span text:style-name="T1">O guia estelar de </text:span><text:span text:style-name="T2">JavaScript</text:span></text:p>
      <text:p text:style-name="P5">Variáveis</text:p>
      <text:list xml:id="list579719811" text:style-name="L19">
        <text:list-item>
          <text:p text:style-name="P160">Conhecendo as variáveis</text:p>
        </text:list-item>
      </text:list>
      <text:list xml:id="list1375936729" text:style-name="L20">
        <text:list-item>
          <text:p text:style-name="P184">Variáveis</text:p>
          <text:list>
            <text:list-item>
              <text:p text:style-name="P184">Nomes simbólicos para receber algum valor;</text:p>
            </text:list-item>
            <text:list-item>
              <text:p text:style-name="P184">Atalhos de código;</text:p>
            </text:list-item>
            <text:list-item>
              <text:p text:style-name="P184">Identificadores;</text:p>
            </text:list-item>
            <text:list-item>
              <text:p text:style-name="P184">3 palavras reservadas para criar uma variável:</text:p>
              <text:list>
                <text:list-item>
                  <text:p text:style-name="P184">var</text:p>
                </text:list-item>
                <text:list-item>
                  <text:p text:style-name="P184">let</text:p>
                </text:list-item>
                <text:list-item>
                  <text:p text:style-name="P184">const</text:p>
                </text:list-item>
              </text:list>
            </text:list-item>
          </text:list>
        </text:list-item>
      </text:list>
      <text:p text:style-name="P22"/>
      <text:p text:style-name="P95">// var</text:p>
      <text:p text:style-name="P57"><text:span text:style-name="T31">var</text:span> <text:span text:style-name="T16">clima</text:span> = <text:span text:style-name="T28">"Quente"</text:span></text:p>
      <text:p text:style-name="P57"><text:span text:style-name="T16">clima</text:span> = <text:span text:style-name="T28">"Frio"</text:span></text:p>
      <text:p text:style-name="P79"/>
      <text:p text:style-name="P57"><text:span text:style-name="T16">console</text:span>.<text:span text:style-name="T25">log</text:span>(<text:span text:style-name="T16">clima</text:span>)</text:p>
      <text:p text:style-name="P79"/>
      <text:p text:style-name="P93">// let</text:p>
      <text:p text:style-name="P57"><text:span text:style-name="T31">let</text:span> <text:span text:style-name="T16">dia</text:span> = <text:span text:style-name="T28">"Wednesday"</text:span></text:p>
      <text:p text:style-name="P57"><text:span text:style-name="T16">dia</text:span> = <text:span text:style-name="T28">"Friday"</text:span></text:p>
      <text:p text:style-name="P79"/>
      <text:p text:style-name="P57"><text:span text:style-name="T16">console</text:span>.<text:span text:style-name="T25">log</text:span>(<text:span text:style-name="T16">dia</text:span>)</text:p>
      <text:p text:style-name="P79"/>
      <text:p text:style-name="P93">// cont - não pode mudar o valor</text:p>
      <text:p text:style-name="P57"><text:span text:style-name="T31">const</text:span> <text:span text:style-name="T40">mes</text:span> = <text:span text:style-name="T28">"April"</text:span></text:p>
      <text:p text:style-name="P93">//mes = "Octuber"</text:p>
      <text:p text:style-name="P79"/>
      <text:p text:style-name="P79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84953450806306" text:continue-list="list579719811" text:style-name="L19">
        <text:list-item>
          <text:p text:style-name="P160">Tipos dinâmicos</text:p>
        </text:list-item>
      </text:list>
      <text:list xml:id="list3055910624" text:style-name="L21">
        <text:list-item>
          <text:p text:style-name="P185">O JS é uma linguagem fracamente tipada e dinâmica:</text:p>
          <text:list>
            <text:list-item>
              <text:p text:style-name="P185">Variáveis não precisam ter um tipo previamente definido;</text:p>
            </text:list-item>
            <text:list-item>
              <text:p text:style-name="P185">Podemos mudar o conteúdo da variável.</text:p>
            </text:list-item>
          </text:list>
        </text:list-item>
      </text:list>
      <text:p text:style-name="P23"/>
      <text:p text:style-name="P78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7"><text:span text:style-name="T16">console</text:span>.<text:span text:style-name="T25">log</text:span>(<text:span text:style-name="T16">clima</text:span>)</text:p>
      <text:p text:style-name="P98"/>
      <text:p text:style-name="P77"><text:span text:style-name="T31">let</text:span> <text:span text:style-name="T16">clima</text:span> = <text:span text:style-name="T28">""</text:span></text:p>
      <text:p text:style-name="P98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84953539658777" text:continue-list="list84953450806306" text:style-name="L19">
        <text:list-item>
          <text:p text:style-name="P161">Scope e var</text:p>
        </text:list-item>
      </text:list>
      <text:list xml:id="list2744096359" text:style-name="L22">
        <text:list-item>
          <text:p text:style-name="P186">Escopo determina a visibilidade de alguma variável no JS.</text:p>
        </text:list-item>
        <text:list-item>
          <text:p text:style-name="P189"><text:span text:style-name="T10">Block statement</text:span><text:span text:style-name="T6"> – declaração de bloco.</text:span></text:p>
        </text:list-item>
      </text:list>
      <text:p text:style-name="P24"/>
      <text:p text:style-name="P84">// vamos iniciar um bloco</text:p>
      <text:p text:style-name="P57">{</text:p>
      <text:p text:style-name="P93">// aqui dentro é um bloco e posso colocar qualquer código</text:p>
      <text:p text:style-name="P42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9"><text:span text:style-name="T16">console</text:span>.<text:span text:style-name="T25">log</text:span>(<text:span text:style-name="T28">'&gt; existe x antes do bloco?'</text:span>, <text:span text:style-name="T16">x</text:span>)</text:p>
      <text:p text:style-name="P57">{</text:p>
      <text:p text:style-name="P57"><text:span text:style-name="T31">var</text:span> <text:span text:style-name="T16">x</text:span> = <text:span text:style-name="T37">0</text:span>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84953089381186" text:continue-list="list84953539658777" text:style-name="L19">
        <text:list-item>
          <text:p text:style-name="P161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50"><text:span text:style-name="T31">let</text:span> <text:span text:style-name="T16">y</text:span> = <text:span text:style-name="T37">1</text:span></text:p>
      <text:p text:style-name="P57"><text:span text:style-name="T16">console</text:span>.<text:span text:style-name="T25">log</text:span>(<text:span text:style-name="T28">'&gt; existe y antes do bloco?'</text:span>, <text:span text:style-name="T16">y</text:span>)</text:p>
      <text:p text:style-name="P57">{</text:p>
      <text:p text:style-name="P57"><text:span text:style-name="T31">const</text:span> <text:span text:style-name="T40">y</text:span> = <text:span text:style-name="T37">0</text:span></text:p>
      <text:p text:style-name="P57"><text:span text:style-name="T16">console</text:span>.<text:span text:style-name="T25">log</text:span>(<text:span text:style-name="T28">'&gt; existe y dentro do bloco?'</text:span>, <text:span text:style-name="T40">y</text:span>)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84952433856570" text:continue-numbering="true" text:style-name="L19">
        <text:list-item>
          <text:p text:style-name="P160">Nomeando variáveis</text:p>
        </text:list-item>
      </text:list>
      <text:list xml:id="list2462737422" text:style-name="L23">
        <text:list-item>
          <text:p text:style-name="P187">Para criar nomes</text:p>
          <text:list>
            <text:list-item>
              <text:p text:style-name="P187">JS é case-sensitive (sensível ao caso)(uma letra minúscula é diferente da mesma letra maiúscula.)</text:p>
            </text:list-item>
            <text:list-item>
              <text:p text:style-name="P187">JS aceita a cadeia de caracteres Unicode. (a variável pode ter aspas e acentuação.)</text:p>
            </text:list-item>
          </text:list>
        </text:list-item>
        <text:list-item>
          <text:p text:style-name="P187">Posso:</text:p>
          <text:list>
            <text:list-item>
              <text:p text:style-name="P187">Iniciar com esses caracteres especiais: $ _</text:p>
            </text:list-item>
            <text:list-item>
              <text:p text:style-name="P187">Iniciar com letras</text:p>
            </text:list-item>
            <text:list-item>
              <text:p text:style-name="P187">Colocar acentos</text:p>
            </text:list-item>
            <text:list-item>
              <text:p text:style-name="P187">Letras maiúsculas e minúsculas fazem diferença</text:p>
            </text:list-item>
          </text:list>
        </text:list-item>
        <text:list-item>
          <text:p text:style-name="P187">Não posso:</text:p>
          <text:list>
            <text:list-item>
              <text:p text:style-name="P187">Iniciar com números</text:p>
            </text:list-item>
            <text:list-item>
              <text:p text:style-name="P187">Colocar espaços vazios no nome</text:p>
            </text:list-item>
          </text:list>
        </text:list-item>
        <text:list-item>
          <text:p text:style-name="P187">Ideal:</text:p>
          <text:list>
            <text:list-item>
              <text:p text:style-name="P187">Criar nomes que fazem sentido</text:p>
            </text:list-item>
            <text:list-item>
              <text:p text:style-name="P187">Que explique o que a variável é ou faz</text:p>
            </text:list-item>
            <text:list-item>
              <text:p text:style-name="P191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91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7">Escrever em inglês</text:p>
            </text:list-item>
          </text:list>
        </text:list-item>
      </text:list>
      <text:p text:style-name="P25"/>
      <text:p text:style-name="P145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800246864" text:style-name="L24">
        <text:list-item>
          <text:p text:style-name="P162">Declaration assignment var</text:p>
        </text:list-item>
      </text:list>
      <text:p text:style-name="P9"/>
      <text:p text:style-name="P85">// Variáveis e tipos de dados</text:p>
      <text:p text:style-name="P93">// declaração or declaration</text:p>
      <text:p text:style-name="P57"><text:span text:style-name="T31">var</text:span> <text:span text:style-name="T16">name</text:span></text:p>
      <text:p text:style-name="P79"/>
      <text:p text:style-name="P93">// assignment or atribuição de valoers</text:p>
      <text:p text:style-name="P57"><text:span text:style-name="T40">name</text:span> = <text:span text:style-name="T28">"Thiago"</text:span></text:p>
      <text:p text:style-name="P79"/>
      <text:p text:style-name="P93">// que t<text:span text:style-name="T63">i</text:span>po de dado foi colocado na variável</text:p>
      <text:p text:style-name="P57"><text:span text:style-name="T16">console</text:span>.<text:span text:style-name="T25">log</text:span>(<text:span text:style-name="T31">typeof</text:span> <text:span text:style-name="T40">name</text:span>)</text:p>
      <text:p text:style-name="P57"><text:span text:style-name="T16">console</text:span>.<text:span text:style-name="T25">log</text:span>(<text:span text:style-name="T40">name</text:span>)</text:p>
      <text:p text:style-name="P26"/>
      <text:list xml:id="list84952528019489" text:continue-numbering="true" text:style-name="L24">
        <text:list-item>
          <text:p text:style-name="P162">Agrupando declarações</text:p>
        </text:list-item>
      </text:list>
      <text:p text:style-name="P26"/>
      <text:p text:style-name="P85">// agrupamento de declarações</text:p>
      <text:p text:style-name="P57"><text:span text:style-name="T31">let</text:span> <text:span text:style-name="T16">age</text:span>, <text:span text:style-name="T16">isHuman</text:span></text:p>
      <text:p text:style-name="P57"><text:span text:style-name="T16">age</text:span> = <text:span text:style-name="T37">18</text:span></text:p>
      <text:p text:style-name="P57"><text:span text:style-name="T16">isHuman</text:span> = <text:span text:style-name="T31">true</text:span></text:p>
      <text:p text:style-name="P86">// <text:span text:style-name="T45">multiplos argumentos na função</text:span></text:p>
      <text:p text:style-name="P42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84952898235893" text:continue-numbering="true" text:style-name="L24">
        <text:list-item>
          <text:p text:style-name="P162">Concatenando e interpolando variáveis</text:p>
        </text:list-item>
      </text:list>
      <text:p text:style-name="P26"/>
      <text:p text:style-name="P85">//escrita de texto + variáveis.</text:p>
      <text:p text:style-name="P93">//concatenando valores</text:p>
      <text:p text:style-name="P57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9"/>
      <text:p text:style-name="P93">// interpolando calores com tamplete literals or template strings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84953086769180" text:continue-numbering="true" text:style-name="L24">
        <text:list-item>
          <text:p text:style-name="P162">Objects</text:p>
        </text:list-item>
      </text:list>
      <text:p text:style-name="P26"/>
      <text:p text:style-name="P85">//Object</text:p>
      <text:p text:style-name="P79"/>
      <text:p text:style-name="P57"><text:span text:style-name="T31">const</text:span> <text:span text:style-name="T40">person</text:span>=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</text:span>,</text:p>
      <text:p text:style-name="P57"><text:span text:style-name="T16">isAdmin:</text:span> <text:span text:style-name="T31">true</text:span></text:p>
      <text:p text:style-name="P57">}</text:p>
      <text:p text:style-name="P79"/>
      <text:p text:style-name="P57"><text:span text:style-name="T16">console</text:span>.<text:span text:style-name="T25">log</text:span>(<text:span text:style-name="T40">person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84952345040945" text:continue-numbering="true" text:style-name="L24">
        <text:list-item>
          <text:p text:style-name="P162">Arrays</text:p>
        </text:list-item>
      </text:list>
      <text:p text:style-name="P26"/>
      <text:p text:style-name="P85">// Array</text:p>
      <text:p text:style-name="P79"><text:soft-page-break/></text:p>
      <text:p text:style-name="P57"><text:span text:style-name="T31">const</text:span> <text:span text:style-name="T40">animals</text:span> = [</text:p>
      <text:p text:style-name="P57"><text:span text:style-name="T28"><text:tab/>'Lion'</text:span>,</text:p>
      <text:p text:style-name="P57"><text:span text:style-name="T28"><text:tab/>'Monkey'</text:span>,</text:p>
      <text:p text:style-name="P57"><text:span text:style-name="T28"><text:tab/>'Cat'</text:span>,</text:p>
      <text:p text:style-name="P57"><text:tab/>{</text:p>
      <text:p text:style-name="P57"><text:span text:style-name="T16"><text:tab/><text:tab/>name:</text:span> <text:span text:style-name="T28">'Fish'</text:span>,</text:p>
      <text:p text:style-name="P57"><text:span text:style-name="T16"><text:tab/><text:tab/>age:</text:span> <text:span text:style-name="T37">3</text:span></text:p>
      <text:p text:style-name="P57"><text:tab/>}</text:p>
      <text:p text:style-name="P57">]</text:p>
      <text:p text:style-name="P93">// acessar valores dentro do Array</text:p>
      <text:p text:style-name="P57"><text:span text:style-name="T16">console</text:span>.<text:span text:style-name="T25">log</text:span>(<text:span text:style-name="T40">animals</text:span>)</text:p>
      <text:p text:style-name="P57"><text:span text:style-name="T16">console</text:span>.<text:span text:style-name="T25">log</text:span>(<text:span text:style-name="T40">animals</text:span>[<text:span text:style-name="T37">0</text:span>])</text:p>
      <text:p text:style-name="P57"><text:span text:style-name="T16">console</text:span>.<text:span text:style-name="T25">log</text:span>(<text:span text:style-name="T40">animals</text:span>[<text:span text:style-name="T37">1</text:span>])</text:p>
      <text:p text:style-name="P57"><text:span text:style-name="T16">console</text:span>.<text:span text:style-name="T25">log</text:span>(<text:span text:style-name="T40">animals</text:span>[<text:span text:style-name="T37">2</text:span>])</text:p>
      <text:p text:style-name="P93">//para saber o total de elem<text:span text:style-name="T62">entos</text:span> do array</text:p>
      <text:p text:style-name="P57"><text:span text:style-name="T16">console</text:span>.<text:span text:style-name="T25">log</text:span>(<text:span text:style-name="T28">'total de elementos do array: '</text:span>)</text:p>
      <text:p text:style-name="P57"><text:span text:style-name="T16">console</text:span>.<text:span text:style-name="T25">log</text:span>(<text:span text:style-name="T40">animals</text:span>.<text:span text:style-name="T16">length</text:span>)</text:p>
      <text:p text:style-name="P93">//acessando um objeto dentro do array</text:p>
      <text:p text:style-name="P57"><text:span text:style-name="T16">console</text:span>.<text:span text:style-name="T25">log</text:span>(<text:span text:style-name="T40">animals</text:span>[<text:span text:style-name="T37">3</text:span>])</text:p>
      <text:p text:style-name="P42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84951893671415" text:continue-numbering="true" text:style-name="L24">
        <text:list-item>
          <text:p text:style-name="P163">Exercícios</text:p>
        </text:list-item>
      </text:list>
      <text:p text:style-name="P27">1. Declare uma variável de nome weight:</text:p>
      <text:p text:style-name="P81"><text:span text:style-name="T33">let</text:span><text:span text:style-name="T24"> </text:span><text:span text:style-name="T18">weight</text:span><text:span text:style-name="T24">;</text:span></text:p>
      <text:p text:style-name="P76"/>
      <text:p text:style-name="P100">2.Que tipo de dado é a variável acima?</text:p>
      <text:p text:style-name="P82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101"/>
      <text:p text:style-name="P101">3. Declare uma variável e atribua valores para cada um dos dados:</text:p>
      <text:p text:style-name="P101">* name: String</text:p>
      <text:p text:style-name="P101">* age: Number (integer)</text:p>
      <text:p text:style-name="P101">* weight; Number (float)</text:p>
      <text:p text:style-name="P101">* isSubscribed: Boolean</text:p>
      <text:p text:style-name="P101"/>
      <text:p text:style-name="P51"><text:span text:style-name="T31">let</text:span> <text:span text:style-name="T16">name</text:span> = <text:span text:style-name="T28">'Thiago Carlos'</text:span></text:p>
      <text:p text:style-name="P57"><text:span text:style-name="T31">let</text:span> <text:span text:style-name="T16">age</text:span> = <text:span text:style-name="T37">33</text:span></text:p>
      <text:p text:style-name="P57"><text:span text:style-name="T31">let</text:span> <text:span text:style-name="T16">weight</text:span> = <text:span text:style-name="T37">92.1</text:span></text:p>
      <text:p text:style-name="P57"><text:span text:style-name="T31">let</text:span> <text:span text:style-name="T16">isSubscribed</text:span> = <text:span text:style-name="T31">true</text:span></text:p>
      <text:p text:style-name="P101"/>
      <text:p text:style-name="P101">4. A variável student abaixo é de que tipo de dados?</text:p>
      <text:p text:style-name="P73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3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101"/>
      <text:p text:style-name="P101">4.1 Atribua a ela as mesmas propriedades e valores do exercício 3.</text:p>
      <text:p text:style-name="P51"><text:span text:style-name="T31">let</text:span> <text:span text:style-name="T16">stud</text:span><text:span text:style-name="T21">e</text:span><text:span text:style-name="T16">nt</text:span> = {</text:p>
      <text:p text:style-name="P57"><text:span text:style-name="T16"><text:tab/>name:</text:span> <text:span text:style-name="T28">'Thiago Carlos'</text:span>,</text:p>
      <text:p text:style-name="P57"><text:span text:style-name="T16"><text:tab/>age:</text:span> <text:span text:style-name="T37">33</text:span>,</text:p>
      <text:p text:style-name="P58"><text:span text:style-name="T16"><text:tab/>weight:</text:span> <text:span text:style-name="T37">92.1</text:span>,</text:p>
      <text:p text:style-name="P58"><text:span text:style-name="T16"><text:tab/>isSubscribed:</text:span> <text:span text:style-name="T31">true</text:span>,</text:p>
      <text:p text:style-name="P57">};</text:p>
      <text:p text:style-name="P51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101"><text:soft-page-break/>4.2 Mostre no console a seguinte mensagem:</text:p>
      <text:p text:style-name="P101">&lt;name&gt; de idade &lt;age&gt; pesa &lt;weight&gt; kg.</text:p>
      <text:p text:style-name="P101">Atenção, substitua &lt;name&gt; &lt;age&gt; e &lt;weight&gt; pelos valores de cada propriedade do objeto.</text:p>
      <text:p text:style-name="P101"/>
      <text:p text:style-name="P51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101"/>
      <text:p text:style-name="P101">5. Declare uma variável do tipo Array, de nome students e atribua a ela nenhum valor, ou seja, somente o Array vazio.</text:p>
      <text:p text:style-name="P101"/>
      <text:p text:style-name="P51"><text:span text:style-name="T31">let</text:span> <text:span text:style-name="T16">stud</text:span><text:span text:style-name="T21">e</text:span><text:span text:style-name="T16">nts</text:span>=[]</text:p>
      <text:p text:style-name="P101"/>
      <text:p text:style-name="P101">6. Reatribua valor a variável acima colocando dentro dela o objeto student da questão 4. (Não copiar e colar o objeto, mas usar o objeto criado e inserir ele ao Array)</text:p>
      <text:p text:style-name="P101"/>
      <text:p text:style-name="P51"><text:span text:style-name="T31">let</text:span> <text:span text:style-name="T16">stud</text:span><text:span text:style-name="T21">e</text:span><text:span text:style-name="T16">nts</text:span> = [</text:p>
      <text:p text:style-name="P57"><text:span text:style-name="T28"><text:tab/></text:span><text:span text:style-name="T19">student</text:span></text:p>
      <text:p text:style-name="P57">]</text:p>
      <text:p text:style-name="P101"/>
      <text:p text:style-name="P101">7. Coloque no console o valor da posição zero do Array acima.</text:p>
      <text:p text:style-name="P101"/>
      <text:p text:style-name="P51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101"/>
      <text:p text:style-name="P101">8. Crie um novo student e coloque na posição 1 do Array students.</text:p>
      <text:p text:style-name="P101"/>
      <text:p text:style-name="P73"><text:span text:style-name="T31">let</text:span> <text:span text:style-name="T16">student2</text:span> = {</text:p>
      <text:p text:style-name="P57"><text:span text:style-name="T16">name:</text:span> <text:span text:style-name="T28">'Limeira'</text:span>,</text:p>
      <text:p text:style-name="P57"><text:span text:style-name="T16">age:</text:span> <text:span text:style-name="T37">21</text:span>,</text:p>
      <text:p text:style-name="P57"><text:span text:style-name="T16">weight:</text:span> <text:span text:style-name="T37">50</text:span></text:p>
      <text:p text:style-name="P57">}</text:p>
      <text:p text:style-name="P79"/>
      <text:p text:style-name="P57"><text:span text:style-name="T16">students</text:span>[<text:span text:style-name="T37">1</text:span>] = <text:span text:style-name="T16">student2</text:span></text:p>
      <text:p text:style-name="P79"/>
      <text:p text:style-name="P57"><text:span text:style-name="T16">console</text:span>.<text:span text:style-name="T25">log</text:span>(<text:span text:style-name="T16">students</text:span>)</text:p>
      <text:p text:style-name="P57"><text:span text:style-name="T16">console</text:span>.<text:span text:style-name="T25">log</text:span>(<text:span text:style-name="T16">students</text:span>[<text:span text:style-name="T37">0</text:span>])</text:p>
      <text:p text:style-name="P57"><text:span text:style-name="T16">console</text:span>.<text:span text:style-name="T25">log</text:span>(<text:span text:style-name="T16">students</text:span>[<text:span text:style-name="T37">1</text:span>])</text:p>
      <text:p text:style-name="P101"/>
      <text:p text:style-name="P101">9. Sem rodar o código responda qual é a resposta do código e porque? Após sua resposta, rode o código e veja se você acertou.</text:p>
      <text:p text:style-name="P101"/>
      <text:p text:style-name="P51"><text:span text:style-name="T16">console</text:span>.<text:span text:style-name="T25">log</text:span>(<text:span text:style-name="T16">a</text:span>)</text:p>
      <text:p text:style-name="P57"><text:span text:style-name="T31">var</text:span> <text:span text:style-name="T16">a</text:span> = <text:span text:style-name="T37">1</text:span></text:p>
      <text:p text:style-name="P140"/>
      <text:p text:style-name="P146">Guias estelares</text:p>
      <text:p text:style-name="P35"><text:span text:style-name="T1">O guia estelar de </text:span><text:span text:style-name="T2">JavaScript</text:span></text:p>
      <text:p text:style-name="P132">Funções</text:p>
      <text:list xml:id="list3637985763" text:style-name="L25">
        <text:list-item>
          <text:p text:style-name="P192">Functions</text:p>
        </text:list-item>
      </text:list>
      <text:list xml:id="list2787351675" text:style-name="L26">
        <text:list-item>
          <text:p text:style-name="P198">criar um aplicativos de frases motivacionais</text:p>
        </text:list-item>
        <text:list-item>
          <text:p text:style-name="P198">Finalidade - agrupamento de código, reutilização de código e dá significado.</text:p>
        </text:list-item>
        <text:list-item>
          <text:p text:style-name="P198">declaration - declaração da função</text:p>
        </text:list-item>
        <text:list-item>
          <text:p text:style-name="P198">function statement</text:p>
        </text:list-item>
      </text:list>
      <text:p text:style-name="P104"/>
      <text:p text:style-name="P59"><text:span text:style-name="T31">function</text:span> <text:span text:style-name="T25">createPhrases</text:span>(){</text:p>
      <text:p text:style-name="P57"><text:span text:style-name="T16">console</text:span>.<text:span text:style-name="T25">log</text:span>(<text:span text:style-name="T28">'Estudar é muito bom'</text:span>)</text:p>
      <text:p text:style-name="P57"><text:span text:style-name="T16">console</text:span>.<text:span text:style-name="T25">log</text:span>(<text:span text:style-name="T28">'Paciência e persistência'</text:span>)</text:p>
      <text:p text:style-name="P57"><text:span text:style-name="T16">console</text:span>.<text:span text:style-name="T25">log</text:span>(<text:span text:style-name="T28">'Revisão é a mãe do aprendizado'</text:span>)</text:p>
      <text:p text:style-name="P57">}</text:p>
      <text:p text:style-name="P104"/>
      <text:p text:style-name="P104">// executar a função</text:p>
      <text:p text:style-name="P104">// rodar, chamar, invocar</text:p>
      <text:p text:style-name="P104">// execute, run, call, invoke</text:p>
      <text:p text:style-name="P104"/>
      <text:p text:style-name="P59"><text:span text:style-name="T25">createPhrases</text:span>()</text:p>
      <text:p text:style-name="P79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4"/>
      <text:list xml:id="list84953691415434" text:continue-list="list3637985763" text:style-name="L25">
        <text:list-item>
          <text:p text:style-name="P192">Argumentos e parâmetros</text:p>
        </text:list-item>
      </text:list>
      <text:p text:style-name="P102">// function expression</text:p>
      <text:p text:style-name="P102">// function anonymous</text:p>
      <text:p text:style-name="P102">// parâmetros (parameters<text:span text:style-name="T47">)</text:span></text:p>
      <text:p text:style-name="P102"/>
      <text:p text:style-name="P52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16">console</text:span>.<text:span text:style-name="T25">log</text:span>(<text:span text:style-name="T16">number1</text:span> + <text:span text:style-name="T16">number2</text:span>)</text:p>
      <text:p text:style-name="P57">}</text:p>
      <text:p text:style-name="P79"/>
      <text:p text:style-name="P57"><text:span text:style-name="T25">sum</text:span>(<text:span text:style-name="T37">2</text:span>, <text:span text:style-name="T37">3</text:span>) <text:span text:style-name="T35">// arguments - argumentos</text:span></text:p>
      <text:p text:style-name="P102"/>
      <text:list xml:id="list84953340970397" text:continue-numbering="true" text:style-name="L25">
        <text:list-item>
          <text:p text:style-name="P192">Retornando valores dentro da função</text:p>
        </text:list-item>
      </text:list>
      <text:p text:style-name="P103">// function expression</text:p>
      <text:p text:style-name="P103">// function anonymous</text:p>
      <text:p text:style-name="P103">// parâmetros (parameters<text:span text:style-name="T47">)</text:span></text:p>
      <text:p text:style-name="P103"/>
      <text:p text:style-name="P52"><text:span text:style-name="T31">let</text:span> <text:span text:style-name="T16">total</text:span> = <text:span text:style-name="T37">0</text:span></text:p>
      <text:p text:style-name="P5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31"><text:tab/>let</text:span> <text:span text:style-name="T16">total</text:span> = <text:span text:style-name="T16">number1</text:span> + <text:span text:style-name="T16">number2</text:span></text:p>
      <text:p text:style-name="P57"><text:span text:style-name="T48"><text:tab/>return</text:span> <text:span text:style-name="T16">total</text:span></text:p>
      <text:p text:style-name="P57">}</text:p>
      <text:p text:style-name="P79"/>
      <text:p text:style-name="P57"><text:span text:style-name="T31">let</text:span> <text:span text:style-name="T16">number1</text:span> = <text:span text:style-name="T37">34</text:span></text:p>
      <text:p text:style-name="P57"><text:span text:style-name="T31">let</text:span> <text:span text:style-name="T16">number2</text:span> = <text:span text:style-name="T37">25</text:span></text:p>
      <text:p text:style-name="P79"/>
      <text:p text:style-name="P57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7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7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7"><text:span text:style-name="T16">console</text:span>.<text:span text:style-name="T25">log</text:span>(<text:span text:style-name="T16">total</text:span>)</text:p>
      <text:p text:style-name="P102"/>
      <text:list xml:id="list84952598169652" text:continue-numbering="true" text:style-name="L25">
        <text:list-item>
          <text:p text:style-name="P192"><text:span text:style-name="T49">O</text:span>utra maneira de entender funções</text:p>
        </text:list-item>
      </text:list>
      <text:p text:style-name="P102"/>
      <text:p text:style-name="P87">// Função é um liquidificador</text:p>
      <text:p text:style-name="P79"/>
      <text:p text:style-name="P57"><text:span text:style-name="T31">function</text:span> <text:span text:style-name="T25">fazerSuco</text:span>(<text:span text:style-name="T16">fruta1</text:span>, <text:span text:style-name="T16">fruta2</text:span>){</text:p>
      <text:p text:style-name="P57"><text:span text:style-name="T48"><text:tab/>return</text:span> <text:span text:style-name="T28">'suco de : '</text:span> + <text:span text:style-name="T16">fruta1</text:span> + <text:span text:style-name="T16">fruta2</text:span></text:p>
      <text:p text:style-name="P57">}</text:p>
      <text:p text:style-name="P57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7"><text:span text:style-name="T16">console</text:span>.<text:span text:style-name="T25">log</text:span>(<text:span text:style-name="T40">copo</text:span>)</text:p>
      <text:p text:style-name="P102"/>
      <text:list xml:id="list84952964749356" text:continue-numbering="true" text:style-name="L25">
        <text:list-item>
          <text:p text:style-name="P192">Function scope</text:p>
        </text:list-item>
      </text:list>
      <text:p text:style-name="P102"/>
      <text:p text:style-name="P87">// function scope</text:p>
      <text:p text:style-name="P57"><text:span text:style-name="T31">let</text:span> <text:span text:style-name="T16">subject</text:span> = <text:span text:style-name="T28">'math'</text:span></text:p>
      <text:p text:style-name="P79"/>
      <text:p text:style-name="P57"><text:span text:style-name="T31">function</text:span> <text:span text:style-name="T25">createThink</text:span>(<text:span text:style-name="T16">subject</text:span>) {</text:p>
      <text:p text:style-name="P57"><text:span text:style-name="T16"><text:tab/>subject</text:span> = <text:span text:style-name="T28">'study'</text:span></text:p>
      <text:p text:style-name="P57"><text:span text:style-name="T48"><text:tab/>return</text:span> <text:span text:style-name="T16">subject</text:span></text:p>
      <text:p text:style-name="P57">}</text:p>
      <text:p text:style-name="P79"/>
      <text:p text:style-name="P57"><text:span text:style-name="T16">console</text:span>.<text:span text:style-name="T25">log</text:span>(<text:span text:style-name="T16">subject</text:span>)</text:p>
      <text:p text:style-name="P57"><text:span text:style-name="T16">console</text:span>.<text:span text:style-name="T25">log</text:span>(<text:span text:style-name="T25">createThink</text:span>(<text:span text:style-name="T16">subject</text:span>))</text:p>
      <text:p text:style-name="P57"><text:span text:style-name="T16">console</text:span>.<text:span text:style-name="T25">log</text:span>(<text:span text:style-name="T16">subject</text:span>)</text:p>
      <text:p text:style-name="P102"/>
      <text:list xml:id="list84953775695849" text:continue-numbering="true" text:style-name="L25">
        <text:list-item>
          <text:p text:style-name="P192">Function Hoisting</text:p>
        </text:list-item>
      </text:list>
      <text:p text:style-name="P105">A função foi chamada antes de ser executada <text:span text:style-name="T50">e mesmo assim não ocorreu bag. Isso porque o JS executou ela como hoisting.</text:span></text:p>
      <text:p text:style-name="P105"/>
      <text:p text:style-name="P87">// function hoisting</text:p>
      <text:p text:style-name="P79"/>
      <text:p text:style-name="P57"><text:span text:style-name="T25">sayMyName</text:span>();</text:p>
      <text:p text:style-name="P79"/>
      <text:p text:style-name="P57"><text:span text:style-name="T31">function</text:span> <text:span text:style-name="T25">sayMyName</text:span>()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102"/>
      <text:list xml:id="list84952796364449" text:continue-numbering="true" text:style-name="L25">
        <text:list-item>
          <text:p text:style-name="P192">Arrow function</text:p>
        </text:list-item>
      </text:list>
      <text:p text:style-name="P106">Arrow ‘<text:span text:style-name="T15">=&gt;</text:span>’ maneira mais simples de se escrever uma função.</text:p>
      <text:p text:style-name="P106"/>
      <text:p text:style-name="P87">// arrow function</text:p>
      <text:p text:style-name="P79"/>
      <text:p text:style-name="P57"><text:span text:style-name="T31">const</text:span> <text:span text:style-name="T25">sayMyName</text:span> = () <text:span text:style-name="T31">=&gt;</text:span> 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79"/>
      <text:p text:style-name="P57"><text:span text:style-name="T25">sayMyName</text:span>()</text:p>
      <text:p text:style-name="P79"/>
      <text:p text:style-name="P57"><text:span text:style-name="T31">const</text:span> <text:span text:style-name="T25">sayMyNickName</text:span> = (<text:span text:style-name="T16">nickname</text:span>) <text:span text:style-name="T31">=&gt;</text:span> {</text:p>
      <text:p text:style-name="P57"><text:soft-page-break/><text:span text:style-name="T16"><text:tab/>console</text:span>.<text:span text:style-name="T25">log</text:span>(<text:span text:style-name="T16">nickname</text:span>)</text:p>
      <text:p text:style-name="P57">}</text:p>
      <text:p text:style-name="P79"/>
      <text:p text:style-name="P57"><text:span text:style-name="T25">sayMyNickName</text:span>(<text:span text:style-name="T28">'Carlos'</text:span>)</text:p>
      <text:p text:style-name="P102"/>
      <text:list xml:id="list84952802993099" text:continue-numbering="true" text:style-name="L25">
        <text:list-item>
          <text:p text:style-name="P192">Callback Function</text:p>
        </text:list-item>
      </text:list>
      <text:p text:style-name="P107">Quando invoco uma função e passo como parâmetro outra função.</text:p>
      <text:p text:style-name="P102"/>
      <text:p text:style-name="P87">// callback function</text:p>
      <text:p text:style-name="P57"><text:span text:style-name="T31">function</text:span> <text:span text:style-name="T25">sayMyName</text:span>(<text:span text:style-name="T16">name</text:span>) {</text:p>
      <text:p text:style-name="P57"><text:span text:style-name="T16"><text:tab/>console</text:span>.<text:span text:style-name="T25">log</text:span>(<text:span text:style-name="T28">'antes de executar a funcao callback'</text:span>)</text:p>
      <text:p text:style-name="P57"><text:span text:style-name="T25"><text:tab/>name</text:span>()</text:p>
      <text:p text:style-name="P57"><text:span text:style-name="T16"><text:tab/>console</text:span>.<text:span text:style-name="T25">log</text:span>(<text:span text:style-name="T28">'depois de executar a callback'</text:span>)</text:p>
      <text:p text:style-name="P57">}</text:p>
      <text:p text:style-name="P79"/>
      <text:p text:style-name="P57"><text:span text:style-name="T25">sayMyName</text:span>(</text:p>
      <text:p text:style-name="P57"><text:tab/>() <text:span text:style-name="T31">=&gt;</text:span> {</text:p>
      <text:p text:style-name="P57"><text:span text:style-name="T16"><text:tab/><text:tab/>console</text:span>.<text:span text:style-name="T25">log</text:span>(<text:span text:style-name="T28">'estou em uma callback'</text:span>)</text:p>
      <text:p text:style-name="P57">}</text:p>
      <text:p text:style-name="P57">)</text:p>
      <text:p text:style-name="P102"/>
      <text:list xml:id="list84952634872559" text:continue-numbering="true" text:style-name="L25">
        <text:list-item>
          <text:p text:style-name="P192">Funções construtoras</text:p>
        </text:list-item>
      </text:list>
      <text:p text:style-name="P102"/>
      <text:p text:style-name="P87">/*</text:p>
      <text:p text:style-name="P93">Function() constructor</text:p>
      <text:p text:style-name="P93">* expressão new</text:p>
      <text:p text:style-name="P93">* criar um novo objeto</text:p>
      <text:p text:style-name="P93">* this keyword</text:p>
      <text:p text:style-name="P93">*/</text:p>
      <text:p text:style-name="P79"/>
      <text:p text:style-name="P57"><text:span text:style-name="T31">function</text:span> <text:span text:style-name="T42">Person</text:span>(<text:span text:style-name="T16">name</text:span>) {</text:p>
      <text:p text:style-name="P57"><text:span text:style-name="T31"><text:tab/>this</text:span>.<text:span text:style-name="T16">name</text:span> = <text:span text:style-name="T16">name</text:span></text:p>
      <text:p text:style-name="P57"><text:span text:style-name="T31"><text:tab/>this</text:span>.<text:span text:style-name="T25">walk</text:span> = <text:span text:style-name="T31">function</text:span> () {</text:p>
      <text:p text:style-name="P57"><text:span text:style-name="T48"><text:tab/><text:tab/>return</text:span> <text:span text:style-name="T31">this</text:span>.<text:span text:style-name="T16">name</text:span> + <text:span text:style-name="T28">' is walking'</text:span></text:p>
      <text:p text:style-name="P57">}</text:p>
      <text:p text:style-name="P57">}</text:p>
      <text:p text:style-name="P57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7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7"><text:span text:style-name="T16">console</text:span>.<text:span text:style-name="T25">log</text:span>(<text:span text:style-name="T40">thiago</text:span>.<text:span text:style-name="T25">walk</text:span>())</text:p>
      <text:p text:style-name="P57"><text:span text:style-name="T16">console</text:span>.<text:span text:style-name="T25">log</text:span>(<text:span text:style-name="T40">joao</text:span>.<text:span text:style-name="T25">walk</text:span>())</text:p>
      <text:p text:style-name="P79"/>
      <text:p text:style-name="P57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7"><text:span text:style-name="T16">console</text:span>.<text:span text:style-name="T25">log</text:span>(<text:span text:style-name="T16">nickname</text:span>)</text:p>
      <text:p text:style-name="P138"/>
      <text:p text:style-name="P147">Guias estelares</text:p>
      <text:p text:style-name="P36"><text:span text:style-name="T1">O guia estelar de </text:span><text:span text:style-name="T2">JavaScript</text:span></text:p>
      <text:p text:style-name="P133">Manipulando dados</text:p>
      <text:list xml:id="list857190882" text:style-name="L27">
        <text:list-item>
          <text:p text:style-name="P196">Prototype</text:p>
        </text:list-item>
      </text:list>
      <text:p text:style-name="P131">Prototype</text:p>
      <text:p text:style-name="P127"><text:tab/>* prototype-based language</text:p>
      <text:p text:style-name="P127"><text:tab/>* prototype chain</text:p>
      <text:p text:style-name="P127"><text:tab/>* <text:span text:style-name="T15">__proto__</text:span></text:p>
      <text:p text:style-name="P127"/>
      <text:p text:style-name="P127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7"/>
      <text:list xml:id="list84953937442318" text:continue-numbering="true" text:style-name="L27">
        <text:list-item>
          <text:p text:style-name="P196">Type conversion coersion</text:p>
        </text:list-item>
      </text:list>
      <text:list xml:id="list1682763231" text:style-name="L28">
        <text:list-item>
          <text:p text:style-name="P215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5">Alteração de um tipo de dado para outro tipo</text:p>
          <text:list>
            <text:list-item>
              <text:p text:style-name="P215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5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21"/>
      <text:p text:style-name="P60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20"/>
      <text:list xml:id="list84952062323044" text:continue-list="list84953937442318" text:style-name="L27">
        <text:list-item>
          <text:p text:style-name="P196">Strings em números</text:p>
        </text:list-item>
      </text:list>
      <text:list xml:id="list2968713812" text:style-name="L29">
        <text:list-item>
          <text:p text:style-name="P206">Manipulando Strings e Números:</text:p>
        </text:list-item>
        <text:list-item>
          <text:p text:style-name="P206">Transformar String em Número e Número em String.</text:p>
        </text:list-item>
      </text:list>
      <text:p text:style-name="P120"/>
      <text:p text:style-name="P53"><text:span text:style-name="T31">let</text:span> <text:span text:style-name="T16">string</text:span> = <text:span text:style-name="T28">"123"</text:span></text:p>
      <text:p text:style-name="P57"><text:span text:style-name="T31">let</text:span> <text:span text:style-name="T16">number</text:span> = <text:span text:style-name="T37">321</text:span></text:p>
      <text:p text:style-name="P57"><text:span text:style-name="T16">console</text:span>.<text:span text:style-name="T25">log</text:span>(<text:span text:style-name="T42">Number</text:span>(<text:span text:style-name="T16">string</text:span>))</text:p>
      <text:p text:style-name="P57"><text:span text:style-name="T16">console</text:span>.<text:span text:style-name="T25">log</text:span>(<text:span text:style-name="T42">String</text:span>(<text:span text:style-name="T16">number</text:span>))</text:p>
      <text:p text:style-name="P120"/>
      <text:list xml:id="list84952820214325" text:continue-list="list84952062323044" text:style-name="L27">
        <text:list-item>
          <text:p text:style-name="P196">Contando caracteres e digitos</text:p>
        </text:list-item>
      </text:list>
      <text:list xml:id="list3907355132" text:style-name="L30">
        <text:list-item>
          <text:p text:style-name="P207">Manipulando Strings e Números:</text:p>
        </text:list-item>
        <text:list-item>
          <text:p text:style-name="P216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20"/>
      <text:p text:style-name="P53"><text:span text:style-name="T31">let</text:span> <text:span text:style-name="T16">word</text:span> = <text:span text:style-name="T28">"Nabucodonozor"</text:span></text:p>
      <text:p text:style-name="P57"><text:span text:style-name="T16">console</text:span>.<text:span text:style-name="T25">log</text:span>(<text:span text:style-name="T16">word</text:span>.<text:span text:style-name="T40">length</text:span>)</text:p>
      <text:p text:style-name="P57"><text:span text:style-name="T31">let</text:span> <text:span text:style-name="T16">number</text:span> = <text:span text:style-name="T37">1234</text:span></text:p>
      <text:p text:style-name="P57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20"/>
      <text:list xml:id="list84953405094961" text:continue-list="list84952820214325" text:style-name="L27">
        <text:list-item>
          <text:p text:style-name="P196">Casas decimais</text:p>
        </text:list-item>
      </text:list>
      <text:list xml:id="list2007820175" text:style-name="L31">
        <text:list-item>
          <text:p text:style-name="P208">Manipulando Strings e Números:</text:p>
        </text:list-item>
        <text:list-item>
          <text:p text:style-name="P217"><text:span text:style-name="T54">T</text:span><text:span text:style-name="T51">ransformar um número quebrado com 2 casas decimais e trocar ponto por vírgula.</text:span></text:p>
        </text:list-item>
      </text:list>
      <text:p text:style-name="P120"/>
      <text:p text:style-name="P53"><text:soft-page-break/><text:span text:style-name="T31">let</text:span> <text:span text:style-name="T16">number</text:span> = <text:span text:style-name="T37">345.423409784059234</text:span></text:p>
      <text:p text:style-name="P57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20"/>
      <text:list xml:id="list84952424620484" text:continue-list="list84953405094961" text:style-name="L27">
        <text:list-item>
          <text:p text:style-name="P196">Maiúsculas e minúsculas</text:p>
        </text:list-item>
      </text:list>
      <text:list xml:id="list3244289196" text:style-name="L32">
        <text:list-item>
          <text:p text:style-name="P209">Manipulando Strings e Números:</text:p>
        </text:list-item>
        <text:list-item>
          <text:p text:style-name="P209">Transforme letras minúsculas em maiúsculas. Faça o contraŕio disso também.</text:p>
        </text:list-item>
      </text:list>
      <text:p text:style-name="P122"/>
      <text:p text:style-name="P61"><text:span text:style-name="T31">let</text:span> <text:span text:style-name="T16">word</text:span> = <text:span text:style-name="T28">"Programar é muito bacana!"</text:span></text:p>
      <text:p text:style-name="P57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22"/>
      <text:list xml:id="list84952523577895" text:continue-list="list84952424620484" text:style-name="L27">
        <text:list-item>
          <text:p text:style-name="P196">Separando strings</text:p>
        </text:list-item>
      </text:list>
      <text:list xml:id="list2661846429" text:style-name="L33">
        <text:list-item>
          <text:p text:style-name="P210">Manipulando Strings e Números:</text:p>
        </text:list-item>
        <text:list-item>
          <text:p text:style-name="P210">Separe um texto que contém espaços, em um novo array onde cada texto é uma posição do array. Depois disso, transforme o array em um texto e onde eram espaços, coloque _ .</text:p>
        </text:list-item>
      </text:list>
      <text:p text:style-name="P123"/>
      <text:p text:style-name="P62"><text:span text:style-name="T31">let</text:span> <text:span text:style-name="T16">phrase</text:span> = <text:span text:style-name="T28">"O rato roeu a roupa do rei de roma"</text:span></text:p>
      <text:p text:style-name="P57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7"><text:span text:style-name="T16">console</text:span>.<text:span text:style-name="T25">log</text:span>(<text:span text:style-name="T16">phrase</text:span>)</text:p>
      <text:p text:style-name="P57"><text:span text:style-name="T16">console</text:span>.<text:span text:style-name="T25">log</text:span>(<text:span text:style-name="T16">myArray</text:span>)</text:p>
      <text:p text:style-name="P57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23"/>
      <text:list xml:id="list84953117739031" text:continue-list="list84952523577895" text:style-name="L27">
        <text:list-item>
          <text:p text:style-name="P196">Encontrando palavras em frases</text:p>
        </text:list-item>
      </text:list>
      <text:list xml:id="list233324773" text:style-name="L34">
        <text:list-item>
          <text:p text:style-name="P211">Manipulando Strings e Números</text:p>
        </text:list-item>
        <text:list-item>
          <text:p text:style-name="P211">Verificar se o texto contém a palavra Amor.</text:p>
        </text:list-item>
        <text:list-item>
          <text:p text:style-name="P211">.includes() é case sencitive</text:p>
        </text:list-item>
      </text:list>
      <text:p text:style-name="P124"/>
      <text:p text:style-name="P63"><text:span text:style-name="T31">let</text:span> <text:span text:style-name="T16">phrase</text:span> = <text:span text:style-name="T28">"Eu que viver o Amor!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4"/>
      <text:list xml:id="list84952673777453" text:continue-list="list84953117739031" text:style-name="L27">
        <text:list-item>
          <text:p text:style-name="P196">Criando array com construtor</text:p>
        </text:list-item>
      </text:list>
      <text:list xml:id="list1184576672" text:style-name="L35">
        <text:list-item>
          <text:p text:style-name="P212">Manipulando Arrays:</text:p>
        </text:list-item>
        <text:list-item>
          <text:p text:style-name="P212">Criar Array com construtor</text:p>
        </text:list-item>
      </text:list>
      <text:p text:style-name="P125"/>
      <text:p text:style-name="P64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7"><text:span text:style-name="T16">console</text:span>.<text:span text:style-name="T25">log</text:span>(<text:span text:style-name="T16">myArray1</text:span>)</text:p>
      <text:p text:style-name="P57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7"><text:span text:style-name="T16">console</text:span>.<text:span text:style-name="T25">log</text:span>(<text:span text:style-name="T16">myArray2</text:span>)</text:p>
      <text:p text:style-name="P57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5"/>
      <text:list xml:id="list84953073070287" text:continue-list="list84952673777453" text:style-name="L27">
        <text:list-item>
          <text:p text:style-name="P196">Elementos do Array</text:p>
        </text:list-item>
      </text:list>
      <text:list xml:id="list3466161445" text:style-name="L36">
        <text:list-item>
          <text:p text:style-name="P213">Manipulando Arrays</text:p>
        </text:list-item>
        <text:list-item>
          <text:p text:style-name="P213">Contar elementos de um array</text:p>
        </text:list-item>
      </text:list>
      <text:p text:style-name="P120"/>
      <text:p text:style-name="P80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20"/>
      <text:list xml:id="list84952342681117" text:continue-list="list84953073070287" text:style-name="L27">
        <text:list-item>
          <text:p text:style-name="P196">Strings para arrays</text:p>
        </text:list-item>
      </text:list>
      <text:list xml:id="list1610289554" text:style-name="L37">
        <text:list-item>
          <text:p text:style-name="P214"><text:soft-page-break/>Manipulando Arrays</text:p>
        </text:list-item>
        <text:list-item>
          <text:p text:style-name="P214">Transformar uma cadeia de caracteres em elementos de um array</text:p>
        </text:list-item>
      </text:list>
      <text:p text:style-name="P126"/>
      <text:p text:style-name="P65"><text:span text:style-name="T31">let</text:span> <text:span text:style-name="T16">word</text:span> = <text:span text:style-name="T28">"nabucodonozor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6"/>
      <text:list xml:id="list84953474715030" text:continue-list="list84952342681117" text:style-name="L27">
        <text:list-item>
          <text:p text:style-name="P196">Manipulandos arrays</text:p>
        </text:list-item>
      </text:list>
      <text:p text:style-name="P120"/>
      <text:p text:style-name="P53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9"/>
      <text:p text:style-name="P93">//adicionar um item no fim</text:p>
      <text:p text:style-name="P57"><text:span text:style-name="T16">techs</text:span>.<text:span text:style-name="T25">push</text:span>(<text:span text:style-name="T28">"nodejs"</text:span>)</text:p>
      <text:p text:style-name="P93">//adicionar no começo</text:p>
      <text:p text:style-name="P57"><text:span text:style-name="T16">techs</text:span>.<text:span text:style-name="T25">unshift</text:span>(<text:span text:style-name="T28">"sql"</text:span>)</text:p>
      <text:p text:style-name="P93">//remover do fim</text:p>
      <text:p text:style-name="P57"><text:span text:style-name="T16">techs</text:span>.<text:span text:style-name="T25">pop</text:span>()</text:p>
      <text:p text:style-name="P93">//remover do começo</text:p>
      <text:p text:style-name="P57"><text:span text:style-name="T16">techs</text:span>.<text:span text:style-name="T25">shift</text:span>()</text:p>
      <text:p text:style-name="P93">//pegar somente alguns elementos do array</text:p>
      <text:p text:style-name="P57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3">//remover 1 ou mais items em qualquer posição do array</text:p>
      <text:p text:style-name="P57"><text:span text:style-name="T16">techs</text:span>.<text:span text:style-name="T25">splice</text:span>(<text:span text:style-name="T37">1</text:span>, <text:span text:style-name="T37">1</text:span>)</text:p>
      <text:p text:style-name="P93">// encontrar a posição de um elemento no array</text:p>
      <text:p text:style-name="P57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7"><text:span text:style-name="T16">console</text:span>.<text:span text:style-name="T25">log</text:span>(<text:span text:style-name="T16">index</text:span>)</text:p>
      <text:p text:style-name="P57"><text:span text:style-name="T16">techs</text:span>.<text:span text:style-name="T25">splice</text:span>(<text:span text:style-name="T16">index</text:span>, <text:span text:style-name="T37">1</text:span>)</text:p>
      <text:p text:style-name="P57"><text:span text:style-name="T16">console</text:span>.<text:span text:style-name="T25">log</text:span>(<text:span text:style-name="T16">techs</text:span>)</text:p>
      <text:p text:style-name="P139"/>
      <text:p text:style-name="P148">Guias estelares</text:p>
      <text:p text:style-name="P37"><text:span text:style-name="T1">O guia estelar de </text:span><text:span text:style-name="T2">JavaScript</text:span></text:p>
      <text:p text:style-name="P134">Expressões e operadores</text:p>
      <text:list xml:id="list1855093014" text:style-name="L38">
        <text:list-item>
          <text:p text:style-name="P193">Expressões e operadores</text:p>
        </text:list-item>
      </text:list>
      <text:p text:style-name="P117">Expressão é qualquer linha de código que resolve alguma coisa no JS. <text:span text:style-name="T58">Toda expressão pode o não terminar com ;</text:span></text:p>
      <text:p text:style-name="P117"/>
      <text:p text:style-name="P54"><text:span text:style-name="T31">let</text:span> <text:span text:style-name="T16">number</text:span> = <text:span text:style-name="T37">1</text:span> <text:span text:style-name="T35">// expressão</text:span></text:p>
      <text:p text:style-name="P57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7"><text:span text:style-name="T16">console</text:span>.<text:span text:style-name="T25">log</text:span>(++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7"/>
      <text:list xml:id="list84952838463108" text:continue-numbering="true" text:style-name="L38">
        <text:list-item>
          <text:p text:style-name="P193">New</text:p>
        </text:list-item>
      </text:list>
      <text:list xml:id="list732974136" text:style-name="L39">
        <text:list-item>
          <text:p text:style-name="P199">left-hand-side expression</text:p>
        </text:list-item>
        <text:list-item>
          <text:p text:style-name="P199">cria um novo objeto</text:p>
        </text:list-item>
        <text:list-item>
          <text:p text:style-name="P218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9"/>
      <text:p text:style-name="P66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7"><text:span text:style-name="T16">name</text:span>.<text:span text:style-name="T16">surName</text:span> = <text:span text:style-name="T28">"Carlos"</text:span></text:p>
      <text:p text:style-name="P57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7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9"/>
      <text:p text:style-name="P57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9"/>
      <text:list xml:id="list84954002800588" text:continue-list="list84952838463108" text:style-name="L38">
        <text:list-item>
          <text:p text:style-name="P193">Typeof delete</text:p>
        </text:list-item>
      </text:list>
      <text:list xml:id="list2877457963" text:style-name="L40">
        <text:list-item>
          <text:p text:style-name="P200">Operadores unários</text:p>
          <text:list>
            <text:list-item>
              <text:p text:style-name="P200">typeof - define o tipo de objeto.</text:p>
            </text:list-item>
            <text:list-item>
              <text:p text:style-name="P200">delete - procura uma propriedade dentro de um objeto e vai deletar aquela propriedade de dentro do objeto.</text:p>
            </text:list-item>
          </text:list>
        </text:list-item>
      </text:list>
      <text:p text:style-name="P110"/>
      <text:p text:style-name="P67"><text:span text:style-name="T16">console</text:span>.<text:span text:style-name="T25">log</text:span>(<text:span text:style-name="T31">typeof</text:span> <text:span text:style-name="T28">"Thiago"</text:span>)</text:p>
      <text:p text:style-name="P57"><text:span text:style-name="T31">const</text:span> <text:span text:style-name="T40">person</text:span> = {</text:p>
      <text:p text:style-name="P57"><text:span text:style-name="T16"><text:tab/>name:</text:span> <text:span text:style-name="T28">'Carlos'</text:span>,</text:p>
      <text:p text:style-name="P57"><text:span text:style-name="T16"><text:tab/>age:</text:span> <text:span text:style-name="T37">33</text:span>,</text:p>
      <text:p text:style-name="P57">}</text:p>
      <text:p text:style-name="P57"><text:span text:style-name="T16">console</text:span>.<text:span text:style-name="T25">log</text:span>(<text:span text:style-name="T40">person</text:span>)</text:p>
      <text:p text:style-name="P57"><text:span text:style-name="T31">delete</text:span> <text:span text:style-name="T40">person</text:span>.<text:span text:style-name="T16">age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10"/>
      <text:list xml:id="list84953486319278" text:continue-list="list84954002800588" text:style-name="L38">
        <text:list-item>
          <text:p text:style-name="P193">Operadores aritméticos</text:p>
        </text:list-item>
      </text:list>
      <text:p text:style-name="P94"/>
      <text:p text:style-name="P93">// multiplicação *</text:p>
      <text:p text:style-name="P57"><text:span text:style-name="T16">console</text:span>.<text:span text:style-name="T25">log</text:span>(<text:span text:style-name="T37">3</text:span> * <text:span text:style-name="T37">5</text:span>)</text:p>
      <text:p text:style-name="P57"><text:span text:style-name="T16">console</text:span>.<text:span text:style-name="T25">log</text:span>(<text:span text:style-name="T37">3.21</text:span> * <text:span text:style-name="T37">5.5</text:span>)</text:p>
      <text:p text:style-name="P93">// divisão /</text:p>
      <text:p text:style-name="P57"><text:span text:style-name="T16">console</text:span>.<text:span text:style-name="T25">log</text:span>(<text:span text:style-name="T37">12</text:span> / <text:span text:style-name="T37">2</text:span>)</text:p>
      <text:p text:style-name="P93">// soma +</text:p>
      <text:p text:style-name="P57"><text:span text:style-name="T16">console</text:span>.<text:span text:style-name="T25">log</text:span>(<text:span text:style-name="T37">34</text:span> + <text:span text:style-name="T37">67</text:span>)</text:p>
      <text:p text:style-name="P93"><text:soft-page-break/>// subtração -</text:p>
      <text:p text:style-name="P57"><text:span text:style-name="T16">console</text:span>.<text:span text:style-name="T25">log</text:span>(<text:span text:style-name="T37">34</text:span> - <text:span text:style-name="T37">23</text:span>)</text:p>
      <text:p text:style-name="P93">// resto da divisão %</text:p>
      <text:p text:style-name="P57"><text:span text:style-name="T31">let</text:span> <text:span text:style-name="T16">remainder</text:span></text:p>
      <text:p text:style-name="P57"><text:span text:style-name="T16">remainder</text:span> = <text:span text:style-name="T37">11</text:span> % <text:span text:style-name="T37">9</text:span></text:p>
      <text:p text:style-name="P57"><text:span text:style-name="T16">console</text:span>.<text:span text:style-name="T25">log</text:span>(<text:span text:style-name="T16">remainder</text:span>)</text:p>
      <text:p text:style-name="P93">// incremento ++</text:p>
      <text:p text:style-name="P57"><text:span text:style-name="T31">let</text:span> <text:span text:style-name="T16">increment</text:span> = <text:span text:style-name="T37">0</text:span></text:p>
      <text:p text:style-name="P57"><text:span text:style-name="T16">increment</text:span>++</text:p>
      <text:p text:style-name="P57"><text:span text:style-name="T16">increment</text:span>++</text:p>
      <text:p text:style-name="P57"><text:span text:style-name="T16">console</text:span>.<text:span text:style-name="T25">log</text:span>(<text:span text:style-name="T16">increment</text:span>)</text:p>
      <text:p text:style-name="P93">// descremento --</text:p>
      <text:p text:style-name="P57"><text:span text:style-name="T31">let</text:span> <text:span text:style-name="T16">decrement</text:span> = <text:span text:style-name="T37">0</text:span></text:p>
      <text:p text:style-name="P57"><text:span text:style-name="T16">decrement</text:span>--</text:p>
      <text:p text:style-name="P57"><text:span text:style-name="T16">console</text:span>.<text:span text:style-name="T25">log</text:span>(<text:span text:style-name="T16">decrement</text:span>)</text:p>
      <text:p text:style-name="P93">// exponencial **</text:p>
      <text:p text:style-name="P57"><text:span text:style-name="T16">console</text:span>.<text:span text:style-name="T25">log</text:span>(<text:span text:style-name="T37">3</text:span> ** <text:span text:style-name="T37">3</text:span>)</text:p>
      <text:p text:style-name="P108"/>
      <text:list xml:id="list84952299274246" text:continue-numbering="true" text:style-name="L38">
        <text:list-item>
          <text:p text:style-name="P193">Grouping operator</text:p>
        </text:list-item>
      </text:list>
      <text:p text:style-name="P108"/>
      <text:p text:style-name="P55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7"><text:span text:style-name="T16">console</text:span>.<text:span text:style-name="T25">log</text:span>(<text:span text:style-name="T16">total</text:span>)</text:p>
      <text:p text:style-name="P57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7"><text:span text:style-name="T16">console</text:span>.<text:span text:style-name="T25">log</text:span>(<text:span text:style-name="T16">total2</text:span>)</text:p>
      <text:p text:style-name="P108"/>
      <text:list xml:id="list84952796705913" text:continue-numbering="true" text:style-name="L38">
        <text:list-item>
          <text:p text:style-name="P193">Operadores de comparação igual a e diferente de</text:p>
        </text:list-item>
      </text:list>
      <text:list xml:id="list2362837929" text:style-name="L41">
        <text:list-item>
          <text:p text:style-name="P201">Operadores de comparação.</text:p>
        </text:list-item>
        <text:list-item>
          <text:p text:style-name="P201">Irá comparar valores e retornar um Boolean como resposta à comparação.</text:p>
        </text:list-item>
      </text:list>
      <text:p text:style-name="P111"/>
      <text:p text:style-name="P68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igual a ==</text:p>
      <text:p text:style-name="P57"><text:span text:style-name="T16">console</text:span>.<text:span text:style-name="T25">log</text:span>( <text:span text:style-name="T16">two</text:span> == <text:span text:style-name="T37">1</text:span>)</text:p>
      <text:p text:style-name="P57"><text:span text:style-name="T16">console</text:span>.<text:span text:style-name="T25">log</text:span>( <text:span text:style-name="T16">one</text:span> == <text:span text:style-name="T28">"1"</text:span>)</text:p>
      <text:p text:style-name="P93">// diferente de !=</text:p>
      <text:p text:style-name="P57"><text:span text:style-name="T16">console</text:span>.<text:span text:style-name="T25">log</text:span>(<text:span text:style-name="T16">one</text:span> != <text:span text:style-name="T16">two</text:span>)</text:p>
      <text:p text:style-name="P57"><text:span text:style-name="T16">console</text:span>.<text:span text:style-name="T25">log</text:span>(<text:span text:style-name="T16">one</text:span> !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11"/>
      <text:list xml:id="list84952483268769" text:continue-list="list84952796705913" text:style-name="L38">
        <text:list-item>
          <text:p text:style-name="P193">Operadores de comparação estritamente igual e estritamente diferente</text:p>
        </text:list-item>
      </text:list>
      <text:list xml:id="list2005139623" text:style-name="L42">
        <text:list-item>
          <text:p text:style-name="P202">Operadores de comparação.</text:p>
        </text:list-item>
        <text:list-item>
          <text:p text:style-name="P202">Irá comparar não apenas os valores, mas também o tipo da variável e retornar um Boolean como resposta à comparação.</text:p>
        </text:list-item>
      </text:list>
      <text:p text:style-name="P112"/>
      <text:p text:style-name="P69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estritamente igual a ==</text:p>
      <text:p text:style-name="P57"><text:span text:style-name="T16">console</text:span>.<text:span text:style-name="T25">log</text:span>( <text:span text:style-name="T16">one</text:span> === <text:span text:style-name="T37">1</text:span>)</text:p>
      <text:p text:style-name="P57"><text:span text:style-name="T16">console</text:span>.<text:span text:style-name="T25">log</text:span>( <text:span text:style-name="T16">one</text:span> === <text:span text:style-name="T28">"1"</text:span>)</text:p>
      <text:p text:style-name="P93"><text:soft-page-break/>// estritamente diferente de !=</text:p>
      <text:p text:style-name="P57"><text:span text:style-name="T16">console</text:span>.<text:span text:style-name="T25">log</text:span>(<text:span text:style-name="T16">two</text:span> !== <text:span text:style-name="T28">"2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12"/>
      <text:list xml:id="list84952905502601" text:continue-list="list84952483268769" text:style-name="L38">
        <text:list-item>
          <text:p text:style-name="P193">Operadores de comparação maio<text:span text:style-name="T59">r</text:span> e menor(igual)</text:p>
        </text:list-item>
      </text:list>
      <text:list xml:id="list1214874659" text:style-name="L43">
        <text:list-item>
          <text:p text:style-name="P203">Operadores de comparação</text:p>
        </text:list-item>
        <text:list-item>
          <text:p text:style-name="P203">Irá comparar não apenas os valores e retornar um Boolean como resposta à comparação.</text:p>
        </text:list-item>
      </text:list>
      <text:p text:style-name="P114"/>
      <text:p text:style-name="P70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&gt; Maior que</text:p>
      <text:p text:style-name="P57"><text:span text:style-name="T16">console</text:span>.<text:span text:style-name="T25">log</text:span>(<text:span text:style-name="T16">one</text:span> &gt; <text:span text:style-name="T16">two</text:span>)</text:p>
      <text:p text:style-name="P93">// &gt;= Maior igual a </text:p>
      <text:p text:style-name="P57"><text:span text:style-name="T16">console</text:span>.<text:span text:style-name="T25">log</text:span>(<text:span text:style-name="T16">one</text:span> &gt;= <text:span text:style-name="T37">1</text:span>)</text:p>
      <text:p text:style-name="P57"><text:span text:style-name="T16">console</text:span>.<text:span text:style-name="T25">log</text:span>(<text:span text:style-name="T16">two</text:span> &gt;= <text:span text:style-name="T37">1</text:span>)</text:p>
      <text:p text:style-name="P93">// &lt; Menor que</text:p>
      <text:p text:style-name="P57"><text:span text:style-name="T16">console</text:span>.<text:span text:style-name="T25">log</text:span>(<text:span text:style-name="T16">one</text:span> &lt; <text:span text:style-name="T16">two</text:span>)</text:p>
      <text:p text:style-name="P93">// Menor igual a</text:p>
      <text:p text:style-name="P57"><text:span text:style-name="T16">console</text:span>.<text:span text:style-name="T25">log</text:span>(<text:span text:style-name="T16">one</text:span> &lt;= <text:span text:style-name="T16">two</text:span>)</text:p>
      <text:p text:style-name="P57"><text:span text:style-name="T16">console</text:span>.<text:span text:style-name="T25">log</text:span>(<text:span text:style-name="T16">one</text:span> &lt;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4"/>
      <text:list xml:id="list84952770393086" text:continue-list="list84952905502601" text:style-name="L38">
        <text:list-item>
          <text:p text:style-name="P193"><text:span text:style-name="T59">O</text:span>peradores de atribuição</text:p>
        </text:list-item>
      </text:list>
      <text:p text:style-name="P108"/>
      <text:p text:style-name="P88">// Operadores de atribuição (Assignment)</text:p>
      <text:p text:style-name="P57"><text:span text:style-name="T31">let</text:span> <text:span text:style-name="T16">x</text:span></text:p>
      <text:p text:style-name="P93">// assignment</text:p>
      <text:p text:style-name="P57"><text:span text:style-name="T16">x</text:span> = <text:span text:style-name="T37">1</text:span></text:p>
      <text:p text:style-name="P93">// addition assignment</text:p>
      <text:p text:style-name="P93">//x = x + 2</text:p>
      <text:p text:style-name="P57"><text:span text:style-name="T16">x</text:span> +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subtraction assignment</text:p>
      <text:p text:style-name="P93">// x = x -1</text:p>
      <text:p text:style-name="P57"><text:span text:style-name="T16">x</text:span> -= <text:span text:style-name="T37">1</text:span></text:p>
      <text:p text:style-name="P57"><text:span text:style-name="T16">console</text:span>.<text:span text:style-name="T25">log</text:span>(<text:span text:style-name="T16">x</text:span>)</text:p>
      <text:p text:style-name="P93">// multiplication assignment</text:p>
      <text:p text:style-name="P93">// x = x * 2</text:p>
      <text:p text:style-name="P57"><text:span text:style-name="T16">x</text:span> 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division assignment</text:p>
      <text:p text:style-name="P93">// x = x / 2</text:p>
      <text:p text:style-name="P57"><text:span text:style-name="T16">x</text:span> /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remainder, exponetiation</text:p>
      <text:p text:style-name="P57"><text:span text:style-name="T16">x</text:span> %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57"><text:span text:style-name="T16">x</text:span> *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108"/>
      <text:list xml:id="list84952654388717" text:continue-numbering="true" text:style-name="L38">
        <text:list-item>
          <text:p text:style-name="P193"><text:soft-page-break/>Operadores lógicos</text:p>
        </text:list-item>
      </text:list>
      <text:list xml:id="list3124049746" text:style-name="L44">
        <text:list-item>
          <text:p text:style-name="P204">Operadores lógicos (logial operators)</text:p>
        </text:list-item>
        <text:list-item>
          <text:p text:style-name="P204">2 valores booleanos, quando verificados, resultará em verdadeiro ou falso.</text:p>
        </text:list-item>
      </text:list>
      <text:p text:style-name="P115"/>
      <text:p text:style-name="P71"><text:span text:style-name="T31">let</text:span> <text:span text:style-name="T16">pao</text:span> = <text:span text:style-name="T31">true</text:span></text:p>
      <text:p text:style-name="P57"><text:span text:style-name="T31">let</text:span> <text:span text:style-name="T16">queijo</text:span> = <text:span text:style-name="T31">true</text:span></text:p>
      <text:p text:style-name="P93">// AND &amp;&amp;</text:p>
      <text:p text:style-name="P57"><text:span text:style-name="T16">console</text:span>.<text:span text:style-name="T25">log</text:span>(<text:span text:style-name="T16">pao</text:span> &amp;&amp; <text:span text:style-name="T16">queijo</text:span>)</text:p>
      <text:p text:style-name="P93">// OR ||</text:p>
      <text:p text:style-name="P57"><text:span text:style-name="T16">console</text:span>.<text:span text:style-name="T25">log</text:span>(<text:span text:style-name="T16">pao</text:span> || <text:span text:style-name="T16">queijo</text:span>)</text:p>
      <text:p text:style-name="P93">// NOT !</text:p>
      <text:p text:style-name="P79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5"/>
      <text:list xml:id="list84953883500327" text:continue-list="list84952654388717" text:style-name="L38">
        <text:list-item>
          <text:p text:style-name="P193">Operadoes condicional ternário</text:p>
        </text:list-item>
      </text:list>
      <text:p text:style-name="P108">Operador Condicional (Ternário)</text:p>
      <text:p text:style-name="P108">Dependendo da condição, nós recebemos valores diferentes</text:p>
      <text:p text:style-name="P108">Condição então valor 1 se não valor 2</text:p>
      <text:p text:style-name="P113">condition ? value1 : value2</text:p>
      <text:p text:style-name="P113">Exemplos:</text:p>
      <text:p text:style-name="P108">Café da manhã top</text:p>
      <text:p text:style-name="P108"/>
      <text:p text:style-name="P55"><text:span text:style-name="T31">let</text:span> <text:span text:style-name="T16">pao</text:span> = <text:span text:style-name="T31">false</text:span></text:p>
      <text:p text:style-name="P57"><text:span text:style-name="T31">let</text:span> <text:span text:style-name="T16">queijo</text:span> = <text:span text:style-name="T31">false</text:span></text:p>
      <text:p text:style-name="P57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</text:span>)</text:p>
      <text:p text:style-name="P57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2</text:span>)</text:p>
      <text:p text:style-name="P93">// Maior 18</text:p>
      <text:p text:style-name="P57"><text:span text:style-name="T31">let</text:span> <text:span text:style-name="T16">age</text:span> = <text:span text:style-name="T37">18</text:span></text:p>
      <text:p text:style-name="P57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7"><text:span text:style-name="T16">console</text:span>.<text:span text:style-name="T25">log</text:span>(<text:span text:style-name="T40">canDrive</text:span>)</text:p>
      <text:p text:style-name="P108"/>
      <text:list xml:id="list84953934706834" text:continue-numbering="true" text:style-name="L38">
        <text:list-item>
          <text:p text:style-name="P193">Operadores para string</text:p>
        </text:list-item>
      </text:list>
      <text:p text:style-name="P108"/>
      <text:p text:style-name="P88">// Operador de String (String operator)</text:p>
      <text:p text:style-name="P93">// comparison (comparação)</text:p>
      <text:p text:style-name="P79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3">// concatenation (concatenação)</text:p>
      <text:p text:style-name="P93">// Retorna a união de duas Strings</text:p>
      <text:p text:style-name="P57"><text:span text:style-name="T31">let</text:span> <text:span text:style-name="T16">alpha</text:span> = <text:span text:style-name="T28">'alpha'</text:span></text:p>
      <text:p text:style-name="P57"><text:span text:style-name="T16">alpha</text:span> += <text:span text:style-name="T28">'bet'</text:span></text:p>
      <text:p text:style-name="P57"><text:span text:style-name="T16">console</text:span>.<text:span text:style-name="T25">log</text:span>(<text:span text:style-name="T16">alpha</text:span> + <text:span text:style-name="T37">345</text:span>)</text:p>
      <text:p text:style-name="P108"/>
      <text:list xml:id="list84953082713851" text:continue-numbering="true" text:style-name="L38">
        <text:list-item>
          <text:p text:style-name="P193">Falsy e truthy</text:p>
        </text:list-item>
      </text:list>
      <text:p text:style-name="P108"/>
      <text:p text:style-name="P88">// Type conversion (typecastinh) vs Type coersion</text:p>
      <text:p text:style-name="P57"><text:span text:style-name="T16">console</text:span>.<text:span text:style-name="T25">log</text:span>(<text:span text:style-name="T28">'9'</text:span> + <text:span text:style-name="T37">5</text:span>)</text:p>
      <text:p text:style-name="P93">/*</text:p>
      <text:p text:style-name="P93">FALSY</text:p>
      <text:p text:style-name="P93"><text:soft-page-break/>Quando um valor é considerado false em contextos onde um booleano é obrigatório (condicionais e loops)</text:p>
      <text:p text:style-name="P93">false</text:p>
      <text:p text:style-name="P93">0</text:p>
      <text:p text:style-name="P93">-0</text:p>
      <text:p text:style-name="P93">""</text:p>
      <text:p text:style-name="P93">null</text:p>
      <text:p text:style-name="P93">undefined</text:p>
      <text:p text:style-name="P93">NaN</text:p>
      <text:p text:style-name="P93">*/</text:p>
      <text:p text:style-name="P57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3">/*</text:p>
      <text:p text:style-name="P93">TRUTHY</text:p>
      <text:p text:style-name="P93">Quando um valor é considerado true em contextos onde um booleano é obrigatório (condicionais e loops)</text:p>
      <text:p text:style-name="P93">true</text:p>
      <text:p text:style-name="P93">{}</text:p>
      <text:p text:style-name="P93">[]</text:p>
      <text:p text:style-name="P93">1</text:p>
      <text:p text:style-name="P93">3.23</text:p>
      <text:p text:style-name="P93">"0"</text:p>
      <text:p text:style-name="P93">"false"</text:p>
      <text:p text:style-name="P93">-1</text:p>
      <text:p text:style-name="P93">Infinity</text:p>
      <text:p text:style-name="P93">-Infinity</text:p>
      <text:p text:style-name="P93">*/</text:p>
      <text:p text:style-name="P57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8"/>
      <text:list xml:id="list84952565816593" text:continue-numbering="true" text:style-name="L38">
        <text:list-item>
          <text:p text:style-name="P193">Procedência dos operadores</text:p>
        </text:list-item>
      </text:list>
      <text:p text:style-name="P88">/* Operator precedence</text:p>
      <text:p text:style-name="P93">Precedência de operadores</text:p>
      <text:p text:style-name="P79"/>
      <text:p text:style-name="P93">* grouping ( )</text:p>
      <text:p text:style-name="P93">* negação e incremento ! ++ --</text:p>
      <text:p text:style-name="P93">* multiplicação e divisão * /</text:p>
      <text:p text:style-name="P93">* adição e subtração + -</text:p>
      <text:p text:style-name="P93">* relacional &lt; &lt;= &gt; &gt;=</text:p>
      <text:p text:style-name="P93">* igualdade == != === !==</text:p>
      <text:p text:style-name="P93">* AND &amp;&amp;</text:p>
      <text:p text:style-name="P93">* OR ||</text:p>
      <text:p text:style-name="P93">* condicional ?:</text:p>
      <text:p text:style-name="P93">* assignment (atribuição) = += -= *=</text:p>
      <text:p text:style-name="P93">*/</text:p>
      <text:p text:style-name="P57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7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7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7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7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6"/>
      <text:p text:style-name="P149">Guias estelares</text:p>
      <text:p text:style-name="P38"><text:span text:style-name="T1">O guia estelar de </text:span><text:span text:style-name="T2">JavaScript</text:span></text:p>
      <text:p text:style-name="P135">Condicionais e controle de fluxo</text:p>
      <text:list xml:id="list2984453126" text:style-name="L45">
        <text:list-item>
          <text:p text:style-name="P197">Controle de fluxo da aplicação</text:p>
        </text:list-item>
      </text:list>
      <text:p text:style-name="P129">Controle de fluxo, como realizar determinada operação voltando no fluxo da apliacação, através de comando pré-determinado.</text:p>
      <text:p text:style-name="P129">Controle de erros.</text:p>
      <text:p text:style-name="P129"/>
      <text:p text:style-name="P56"><text:span text:style-name="T16">console</text:span>.<text:span text:style-name="T25">log</text:span>(<text:span text:style-name="T28">"Controle de fluxo de aplicação"</text:span>)</text:p>
      <text:p text:style-name="P93">// Control flow</text:p>
      <text:p text:style-name="P57"><text:span text:style-name="T16">console</text:span>.<text:span text:style-name="T25">log</text:span>(<text:span text:style-name="T28">'a'</text:span>)</text:p>
      <text:p text:style-name="P57"><text:span text:style-name="T16">console</text:span>.<text:span text:style-name="T25">log</text:span>(<text:span text:style-name="T28">'b'</text:span>)</text:p>
      <text:p text:style-name="P79"/>
      <text:p text:style-name="P93">//se estiver sujo</text:p>
      <text:p text:style-name="P57"><text:span text:style-name="T16">console</text:span>.<text:span text:style-name="T25">log</text:span>(<text:span text:style-name="T28">'lavar o copo'</text:span>)</text:p>
      <text:p text:style-name="P93">//se não estiver sujo</text:p>
      <text:p text:style-name="P57"><text:span text:style-name="T16">console</text:span>.<text:span text:style-name="T25">log</text:span>(<text:span text:style-name="T28">'servir café'</text:span>)</text:p>
      <text:p text:style-name="P129"/>
      <text:list xml:id="list84954119344546" text:continue-numbering="true" text:style-name="L45">
        <text:list-item>
          <text:p text:style-name="P197">If e Else</text:p>
        </text:list-item>
      </text:list>
      <text:p text:style-name="P128"/>
      <text:p text:style-name="P89">// if ...else</text:p>
      <text:p text:style-name="P57"><text:span text:style-name="T31">let</text:span> <text:span text:style-name="T16">temperature</text:span> = <text:span text:style-name="T37">36</text:span></text:p>
      <text:p text:style-name="P57"><text:span text:style-name="T31">let</text:span> <text:span text:style-name="T16">highTemperature</text:span> = <text:span text:style-name="T16">temperature</text:span> &gt;= <text:span text:style-name="T37">37.5</text:span></text:p>
      <text:p text:style-name="P57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7"><text:span text:style-name="T48">if</text:span> (<text:span text:style-name="T16">highTemperature</text:span>){</text:p>
      <text:p text:style-name="P57"><text:span text:style-name="T16"><text:tab/>console</text:span>.<text:span text:style-name="T25">log</text:span>(<text:span text:style-name="T28">'Febre alta'</text:span>)</text:p>
      <text:p text:style-name="P57">} <text:span text:style-name="T48">else</text:span> <text:span text:style-name="T48">if</text:span> (<text:span text:style-name="T16">mediumTemperature</text:span>){</text:p>
      <text:p text:style-name="P57"><text:span text:style-name="T16"><text:tab/>console</text:span>.<text:span text:style-name="T25">log</text:span>(<text:span text:style-name="T28">'Febre moderada'</text:span>)</text:p>
      <text:p text:style-name="P57">} <text:span text:style-name="T48">else</text:span> {</text:p>
      <text:p text:style-name="P57"><text:span text:style-name="T16"><text:tab/>console</text:span>.<text:span text:style-name="T25">log</text:span>(<text:span text:style-name="T28">'Saudável'</text:span>)</text:p>
      <text:p text:style-name="P57">}</text:p>
      <text:p text:style-name="P128"/>
      <text:list xml:id="list84952344355108" text:continue-numbering="true" text:style-name="L45">
        <text:list-item>
          <text:p text:style-name="P197">Switch</text:p>
        </text:list-item>
      </text:list>
      <text:p text:style-name="P128"/>
      <text:p text:style-name="P89">// switch</text:p>
      <text:p text:style-name="P57"><text:span text:style-name="T31">let</text:span> <text:span text:style-name="T16">expression</text:span> = <text:span text:style-name="T28">'1'</text:span></text:p>
      <text:p text:style-name="P57"><text:span text:style-name="T48">switch</text:span> (<text:span text:style-name="T16">expression</text:span>) {</text:p>
      <text:p text:style-name="P57"><text:span text:style-name="T48"><text:tab/>case</text:span> <text:span text:style-name="T28">'a'</text:span>:</text:p>
      <text:p text:style-name="P57"><text:span text:style-name="T16"><text:tab/><text:tab/>console</text:span>.<text:span text:style-name="T25">log</text:span>(<text:span text:style-name="T28">'a'</text:span>)</text:p>
      <text:p text:style-name="P141"><text:tab/><text:tab/>break</text:p>
      <text:p text:style-name="P57"><text:span text:style-name="T48"><text:tab/>case</text:span> <text:span text:style-name="T28">'b'</text:span>:</text:p>
      <text:p text:style-name="P57"><text:span text:style-name="T16"><text:tab/><text:tab/>console</text:span>.<text:span text:style-name="T25">log</text:span>(<text:span text:style-name="T28">'b'</text:span>)</text:p>
      <text:p text:style-name="P141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default'</text:span>)</text:p>
      <text:p text:style-name="P141"><text:tab/><text:tab/>break</text:p>
      <text:p text:style-name="P57">}</text:p>
      <text:p text:style-name="P57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7"><text:span text:style-name="T31">let</text:span> <text:span text:style-name="T16">result</text:span> = <text:span text:style-name="T37">0</text:span>;</text:p>
      <text:p text:style-name="P57"><text:span text:style-name="T48">switch</text:span>(<text:span text:style-name="T16">operator</text:span>){</text:p>
      <text:p text:style-name="P57"><text:soft-page-break/><text:span text:style-name="T48"><text:tab/>case</text:span> <text:span text:style-name="T28">'+'</text:span>:</text:p>
      <text:p text:style-name="P57"><text:span text:style-name="T16"><text:tab/><text:tab/>result</text:span> = <text:span text:style-name="T16">number1</text:span> + <text:span text:style-name="T16">number2</text:span></text:p>
      <text:p text:style-name="P141"><text:tab/><text:tab/>break</text:p>
      <text:p text:style-name="P57"><text:span text:style-name="T48"><text:tab/>case</text:span> <text:span text:style-name="T28">'-'</text:span>:</text:p>
      <text:p text:style-name="P57"><text:span text:style-name="T16"><text:tab/><text:tab/>result</text:span> = <text:span text:style-name="T16">number1</text:span> - <text:span text:style-name="T16">number2</text:span></text:p>
      <text:p text:style-name="P141"><text:tab/><text:tab/>break</text:p>
      <text:p text:style-name="P57"><text:span text:style-name="T48"><text:tab/>case</text:span> <text:span text:style-name="T28">'*'</text:span>:</text:p>
      <text:p text:style-name="P57"><text:span text:style-name="T16"><text:tab/><text:tab/>result</text:span> = <text:span text:style-name="T16">number1</text:span> * <text:span text:style-name="T16">number2</text:span></text:p>
      <text:p text:style-name="P141"><text:tab/><text:tab/>break</text:p>
      <text:p text:style-name="P57"><text:span text:style-name="T48"><text:tab/>case</text:span> <text:span text:style-name="T28">'/'</text:span>:</text:p>
      <text:p text:style-name="P57"><text:span text:style-name="T16"><text:tab/><text:tab/>result</text:span> = <text:span text:style-name="T16">number1</text:span> / <text:span text:style-name="T16">number2</text:span></text:p>
      <text:p text:style-name="P141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não implementado'</text:span>)</text:p>
      <text:p text:style-name="P141"><text:tab/><text:tab/>break</text:p>
      <text:p text:style-name="P57">}</text:p>
      <text:p text:style-name="P57"><text:span text:style-name="T48"><text:tab/>return</text:span> <text:span text:style-name="T16">result</text:span></text:p>
      <text:p text:style-name="P57">}</text:p>
      <text:p text:style-name="P57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8"/>
      <text:list xml:id="list84953245388744" text:continue-numbering="true" text:style-name="L45">
        <text:list-item>
          <text:p text:style-name="P197">Throw e try/Catch</text:p>
        </text:list-item>
      </text:list>
      <text:p text:style-name="P130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30"/>
      <text:p text:style-name="P90">// throw - disparar, lançar</text:p>
      <text:p text:style-name="P57"><text:span text:style-name="T31">function</text:span> <text:span text:style-name="T25">sayMyName</text:span>(<text:span text:style-name="T16">name</text:span> = <text:span text:style-name="T28">''</text:span>){</text:p>
      <text:p text:style-name="P57"><text:span text:style-name="T48"><text:tab/>if</text:span>(<text:span text:style-name="T16">name</text:span> ===<text:span text:style-name="T28">''</text:span>){</text:p>
      <text:p text:style-name="P57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7"><text:tab/>}</text:p>
      <text:p text:style-name="P57"><text:span text:style-name="T16"><text:tab/>console</text:span>.<text:span text:style-name="T25">log</text:span>(<text:span text:style-name="T16">name</text:span>)</text:p>
      <text:p text:style-name="P57">}</text:p>
      <text:p text:style-name="P93">// try(tentar) .. catch(pegar/capturar)</text:p>
      <text:p text:style-name="P57"><text:span text:style-name="T48">try</text:span>{</text:p>
      <text:p text:style-name="P57"><text:span text:style-name="T25"><text:tab/>sayMyName</text:span>(<text:span text:style-name="T28">''</text:span>)</text:p>
      <text:p text:style-name="P57">} <text:span text:style-name="T48">catch</text:span> (<text:span text:style-name="T16">e</text:span>){</text:p>
      <text:p text:style-name="P57"><text:span text:style-name="T16"><text:tab/>console</text:span>.<text:span text:style-name="T25">log</text:span>(<text:span text:style-name="T16">e</text:span>)</text:p>
      <text:p text:style-name="P57">}</text:p>
      <text:p text:style-name="P57"><text:span text:style-name="T16">console</text:span>.<text:span text:style-name="T25">log</text:span>(<text:span text:style-name="T28">'após o try/catch'</text:span>)</text:p>
      <text:p text:style-name="P130"/>
      <text:p text:style-name="P150">Guias estelares</text:p>
      <text:p text:style-name="P39"><text:span text:style-name="T1">O guia estelar de </text:span><text:span text:style-name="T2">JavaScript</text:span></text:p>
      <text:p text:style-name="P136">Estruturas de repetição</text:p>
      <text:list xml:id="list3607018228" text:style-name="L46">
        <text:list-item>
          <text:p text:style-name="P194">For</text:p>
        </text:list-item>
      </text:list>
      <text:p text:style-name="P118"/>
      <text:p text:style-name="P91">//Estrutura de repetição</text:p>
      <text:p text:style-name="P93">// for</text:p>
      <text:p text:style-name="P93">// break - para a execução do loop</text:p>
      <text:p text:style-name="P93">// continue = pula a execução do momento</text:p>
      <text:p text:style-name="P79"/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break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continue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118"/>
      <text:list xml:id="list84953564498312" text:continue-numbering="true" text:style-name="L46">
        <text:list-item>
          <text:p text:style-name="P194">While</text:p>
        </text:list-item>
      </text:list>
      <text:p text:style-name="P118"/>
      <text:p text:style-name="P91">//Estrutura de repetição</text:p>
      <text:p text:style-name="P93">// while</text:p>
      <text:p text:style-name="P93">// usado quando não sabemos o momento da parada de nossa aplicação.</text:p>
      <text:p text:style-name="P57"><text:span text:style-name="T31">let</text:span> <text:span text:style-name="T16">i</text:span> = <text:span text:style-name="T37">0</text:span>;</text:p>
      <text:p text:style-name="P57"><text:span text:style-name="T48">while</text:span>(<text:span text:style-name="T16">i</text:span> &lt; <text:span text:style-name="T37">10</text:span>){</text:p>
      <text:p text:style-name="P57"><text:span text:style-name="T16"><text:tab/>console</text:span>.<text:span text:style-name="T25">log</text:span>(<text:span text:style-name="T16">i</text:span>)</text:p>
      <text:p text:style-name="P57"><text:span text:style-name="T16"><text:tab/>i</text:span>++;</text:p>
      <text:p text:style-name="P57">}</text:p>
      <text:p text:style-name="P57"><text:span text:style-name="T31">let</text:span> <text:span text:style-name="T16">x</text:span> = <text:span text:style-name="T37">49586394505</text:span></text:p>
      <text:p text:style-name="P57"><text:span text:style-name="T48">while</text:span>(<text:span text:style-name="T16">x</text:span> &gt;<text:span text:style-name="T37">10</text:span>){</text:p>
      <text:p text:style-name="P57"><text:span text:style-name="T16"><text:tab/>console</text:span>.<text:span text:style-name="T25">log</text:span>(<text:span text:style-name="T16">x</text:span>)</text:p>
      <text:p text:style-name="P57"><text:span text:style-name="T16"><text:tab/>x</text:span> /= <text:span text:style-name="T37">35</text:span></text:p>
      <text:p text:style-name="P57">}</text:p>
      <text:p text:style-name="P118"/>
      <text:list xml:id="list84952185022211" text:continue-numbering="true" text:style-name="L46">
        <text:list-item>
          <text:p text:style-name="P194">For of</text:p>
        </text:list-item>
      </text:list>
      <text:p text:style-name="P118"/>
      <text:p text:style-name="P91">//Estrutura de repetição</text:p>
      <text:p text:style-name="P93">// for ..of</text:p>
      <text:p text:style-name="P57"><text:span text:style-name="T31">let</text:span> <text:span text:style-name="T16">name</text:span> = <text:span text:style-name="T28">'Thiago'</text:span></text:p>
      <text:p text:style-name="P57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7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7"><text:span text:style-name="T16">console</text:span>.<text:span text:style-name="T25">log</text:span>(<text:span text:style-name="T16">char</text:span>)</text:p>
      <text:p text:style-name="P57">}</text:p>
      <text:p text:style-name="P57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7"><text:span text:style-name="T16">console</text:span>.<text:span text:style-name="T25">log</text:span>(<text:span text:style-name="T16">name</text:span>)</text:p>
      <text:p text:style-name="P57">}</text:p>
      <text:p text:style-name="P118"/>
      <text:list xml:id="list84952555536084" text:continue-numbering="true" text:style-name="L46">
        <text:list-item>
          <text:p text:style-name="P194">For in</text:p>
        </text:list-item>
      </text:list>
      <text:p text:style-name="P118"/>
      <text:p text:style-name="P91">//Estrutura de repetição</text:p>
      <text:p text:style-name="P93">// for...in</text:p>
      <text:p text:style-name="P57"><text:span text:style-name="T31">let</text:span> <text:span text:style-name="T16">person</text:span> = 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.2</text:span>,</text:p>
      <text:p text:style-name="P57">}</text:p>
      <text:p text:style-name="P57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7"><text:span text:style-name="T16">console</text:span>.<text:span text:style-name="T25">log</text:span>(<text:span text:style-name="T16">property</text:span>)</text:p>
      <text:p text:style-name="P57"><text:span text:style-name="T16">console</text:span>.<text:span text:style-name="T25">log</text:span>(<text:span text:style-name="T16">person</text:span>[<text:span text:style-name="T16">property</text:span>])</text:p>
      <text:p text:style-name="P57">}</text:p>
      <text:p text:style-name="P118"/>
      <text:p text:style-name="P151">Guias estelares</text:p>
      <text:p text:style-name="P40"><text:span text:style-name="T1">O guia estelar de </text:span><text:span text:style-name="T2">JavaScript</text:span></text:p>
      <text:p text:style-name="P137">Consolidando com exercícios</text:p>
      <text:list xml:id="list4138324554" text:style-name="L47">
        <text:list-item>
          <text:p text:style-name="P195">Praticar para aperfeiçoar</text:p>
        </text:list-item>
      </text:list>
      <text:p text:style-name="P119"/>
      <text:p text:style-name="P119">Vamos fortalecer e aplicar os conhecimentos, além de aprender truques e dicas para resolver os desafios e avançar para o próximo nível</text:p>
      <text:p text:style-name="P119"/>
      <text:list xml:id="list84953528871992" text:continue-numbering="true" text:style-name="L47">
        <text:list-item>
          <text:p text:style-name="P195">Sistema de notas escolares</text:p>
        </text:list-item>
      </text:list>
      <text:p text:style-name="P119"/>
      <text:p text:style-name="P119">### <text:span text:style-name="T61">T</text:span>ransformar notas escolares</text:p>
      <text:p text:style-name="P119">Crie um algoritmo que transforme as notas do sistema numérico para sistema de notas em caracteres tipo A B C.</text:p>
      <text:p text:style-name="P119">* de 90 para cima <text:s text:c="2"/>- A</text:p>
      <text:p text:style-name="P119">* entre 80 - 89 <text:s text:c="4"/>- B</text:p>
      <text:p text:style-name="P119">* entre 70 - 79 <text:s text:c="4"/>- C</text:p>
      <text:p text:style-name="P119">* entre 60 - 69 <text:s text:c="4"/>- D</text:p>
      <text:p text:style-name="P119">* menor que 60 <text:s text:c="5"/>- F</text:p>
      <text:p text:style-name="P99"/>
      <text:p text:style-name="P57"><text:span text:style-name="T31">function</text:span> <text:span text:style-name="T25">getNote</text:span>(<text:span text:style-name="T16">note</text:span>){</text:p>
      <text:p text:style-name="P57"><text:span text:style-name="T31">let</text:span> <text:span text:style-name="T16">final_note</text:span>;</text:p>
      <text:p text:style-name="P57"><text:span text:style-name="T31">let</text:span> <text:span text:style-name="T16">noteA</text:span> = <text:span text:style-name="T16">note</text:span> &gt;= <text:span text:style-name="T37">90</text:span> &amp;&amp; <text:span text:style-name="T16">note</text:span> &lt;= <text:span text:style-name="T37">100</text:span>;</text:p>
      <text:p text:style-name="P57"><text:span text:style-name="T31">let</text:span> <text:span text:style-name="T16">noteB</text:span> = <text:span text:style-name="T16">note</text:span> &gt;=<text:span text:style-name="T37">80</text:span> &amp;&amp; <text:span text:style-name="T16">note</text:span> &lt; <text:span text:style-name="T37">90</text:span>;</text:p>
      <text:p text:style-name="P57"><text:span text:style-name="T31">let</text:span> <text:span text:style-name="T16">noteC</text:span> = <text:span text:style-name="T16">note</text:span> &gt;= <text:span text:style-name="T37">70</text:span> &amp;&amp; <text:span text:style-name="T16">note</text:span> &lt; <text:span text:style-name="T37">80</text:span>;</text:p>
      <text:p text:style-name="P57"><text:span text:style-name="T31">let</text:span> <text:span text:style-name="T16">noteD</text:span> = <text:span text:style-name="T16">note</text:span> &gt;= <text:span text:style-name="T37">60</text:span> &amp;&amp; <text:span text:style-name="T16">note</text:span> &lt; <text:span text:style-name="T37">70</text:span>;</text:p>
      <text:p text:style-name="P57"><text:span text:style-name="T31">let</text:span> <text:span text:style-name="T16">noteF</text:span> = <text:span text:style-name="T16">note</text:span> &lt; <text:span text:style-name="T37">60</text:span> &amp;&amp; <text:span text:style-name="T16">note</text:span> &gt;= <text:span text:style-name="T37">0</text:span>;</text:p>
      <text:p text:style-name="P57"><text:span text:style-name="T48">if</text:span> (<text:span text:style-name="T16">noteA</text:span>){</text:p>
      <text:p text:style-name="P57"><text:span text:style-name="T16"><text:tab/>final_note</text:span> = <text:span text:style-name="T28">'A'</text:span></text:p>
      <text:p text:style-name="P57">} <text:span text:style-name="T48">else</text:span> <text:span text:style-name="T48">if</text:span> (<text:span text:style-name="T16">noteB</text:span>){</text:p>
      <text:p text:style-name="P57"><text:span text:style-name="T16"><text:tab/>final_note</text:span> = <text:span text:style-name="T28">'B'</text:span></text:p>
      <text:p text:style-name="P57">} <text:span text:style-name="T48">else</text:span> <text:span text:style-name="T48">if</text:span> (<text:span text:style-name="T16">noteC</text:span>){</text:p>
      <text:p text:style-name="P57"><text:span text:style-name="T16"><text:tab/>final_note</text:span> = <text:span text:style-name="T28">'C'</text:span></text:p>
      <text:p text:style-name="P57">}<text:span text:style-name="T48">else</text:span> <text:span text:style-name="T48">if</text:span> (<text:span text:style-name="T16">noteD</text:span>){</text:p>
      <text:p text:style-name="P57"><text:span text:style-name="T16"><text:tab/>final_note</text:span> = <text:span text:style-name="T28">'D'</text:span></text:p>
      <text:p text:style-name="P57">} <text:span text:style-name="T48">else</text:span> <text:span text:style-name="T48">if</text:span> (<text:span text:style-name="T16">noteF</text:span>){</text:p>
      <text:p text:style-name="P57"><text:span text:style-name="T16"><text:tab/>final_note</text:span> = <text:span text:style-name="T28">'F'</text:span></text:p>
      <text:p text:style-name="P57">} <text:span text:style-name="T48">else</text:span> {</text:p>
      <text:p text:style-name="P57"><text:span text:style-name="T16"><text:tab/>final_note</text:span> = <text:span text:style-name="T28">'Nota inválida'</text:span></text:p>
      <text:p text:style-name="P57">}</text:p>
      <text:p text:style-name="P57"><text:span text:style-name="T48">return</text:span> <text:span text:style-name="T16">final_note</text:span></text:p>
      <text:p text:style-name="P57">}</text:p>
      <text:p text:style-name="P79"/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5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9</text:span>))</text:p>
      <text:p text:style-name="P57"><text:soft-page-break/><text:span text:style-name="T16">console</text:span>.<text:span text:style-name="T25">log</text:span>(<text:span text:style-name="T28">'nota final: '</text:span>+<text:span text:style-name="T25">getNote</text:span>(<text:span text:style-name="T37">8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1</text:span>))</text:p>
      <text:p text:style-name="P57"><text:span text:style-name="T16">console</text:span>.<text:span text:style-name="T25">log</text:span>(<text:span text:style-name="T28">'nota final: '</text:span>+<text:span text:style-name="T25">getNote</text:span>(-<text:span text:style-name="T37">1</text:span>))</text:p>
      <text:p text:style-name="P119"/>
      <text:list xml:id="list84953942721229" text:continue-numbering="true" text:style-name="L47">
        <text:list-item>
          <text:p text:style-name="P195">Flu<text:span text:style-name="T60">x</text:span>o e caixa familiar</text:p>
        </text:list-item>
      </text:list>
      <text:p text:style-name="P119"/>
      <text:p text:style-name="P92">/* ### Distema de gastos familiar</text:p>
      <text:p text:style-name="P93">Crie um objeto que possuiŕa 2 propiedades, ambas do tipo array:</text:p>
      <text:p text:style-name="P93">* receitas: []</text:p>
      <text:p text:style-name="P93">* despesas: []</text:p>
      <text:p text:style-name="P93">Agora, crie uma função que irá calcular o total de receitas e despesas e irá mostrar uma mensagem se a família está com saldo positivo ou negativo, seguido do valor do saldo.</text:p>
      <text:p text:style-name="P93">*/</text:p>
      <text:p text:style-name="P57"><text:span text:style-name="T31">let</text:span> <text:span text:style-name="T16">gastoFamiliar</text:span> = {</text:p>
      <text:p text:style-name="P57"><text:span text:style-name="T16">receita:</text:span> [<text:span text:style-name="T16">salario</text:span>=<text:span text:style-name="T37">1000</text:span>, <text:span text:style-name="T16">rendaExtra</text:span>=<text:span text:style-name="T37">2000</text:span>,],</text:p>
      <text:p text:style-name="P57"><text:span text:style-name="T16">despesa:</text:span> [<text:span text:style-name="T16">agua</text:span>=<text:span text:style-name="T37">100.59</text:span>, <text:span text:style-name="T16">aluguel</text:span>=<text:span text:style-name="T37">1000.43</text:span>, <text:span text:style-name="T16">luz</text:span>=<text:span text:style-name="T37">500.37</text:span>, <text:span text:style-name="T16">internet</text:span>=<text:span text:style-name="T37">80</text:span>],</text:p>
      <text:p text:style-name="P57">}</text:p>
      <text:p text:style-name="P93">// receitas</text:p>
      <text:p text:style-name="P57"><text:span text:style-name="T31">function</text:span> <text:span text:style-name="T25">sum</text:span>(<text:span text:style-name="T16">array</text:span>){</text:p>
      <text:p text:style-name="P57"><text:span text:style-name="T31">let</text:span> <text:span text:style-name="T16">total</text:span> = <text:span text:style-name="T37">0</text:span>;</text:p>
      <text:p text:style-name="P57"><text:span text:style-name="T48">for</text:span>(<text:span text:style-name="T31">let</text:span> <text:span text:style-name="T16">value</text:span> <text:span text:style-name="T31">of</text:span> <text:span text:style-name="T16">array</text:span>){</text:p>
      <text:p text:style-name="P57"><text:span text:style-name="T16">total</text:span> += <text:span text:style-name="T16">value</text:span></text:p>
      <text:p text:style-name="P57">}</text:p>
      <text:p text:style-name="P57"><text:span text:style-name="T48">return</text:span> <text:span text:style-name="T16">total</text:span></text:p>
      <text:p text:style-name="P57">}</text:p>
      <text:p text:style-name="P152"/>
      <text:p text:style-name="P93">//resultado final e status saldo</text:p>
      <text:p text:style-name="P57"><text:span text:style-name="T31">function</text:span> <text:span text:style-name="T25">calculateBalance</text:span>(){</text:p>
      <text:p text:style-name="P57"><text:span text:style-name="T31">const</text:span> <text:span text:style-name="T40">totalReceita</text:span> = <text:span text:style-name="T25">sum</text:span>(<text:span text:style-name="T16">gastoFamiliar</text:span>.<text:span text:style-name="T16">receita</text:span>)</text:p>
      <text:p text:style-name="P57"><text:span text:style-name="T31">const</text:span> <text:span text:style-name="T40">totalDespesa</text:span> = <text:span text:style-name="T25">sum</text:span>(<text:span text:style-name="T16">gastoFamiliar</text:span>.<text:span text:style-name="T16">despesa</text:span>)</text:p>
      <text:p text:style-name="P57"><text:span text:style-name="T31">const</text:span> <text:span text:style-name="T40">balance</text:span> = <text:span text:style-name="T40">totalReceita</text:span> - <text:span text:style-name="T40">totalDespesa</text:span></text:p>
      <text:p text:style-name="P57"><text:span text:style-name="T16">saldo</text:span> = <text:span text:style-name="T28">"Negativo"</text:span>;</text:p>
      <text:p text:style-name="P57"><text:span text:style-name="T48">if</text:span>(<text:span text:style-name="T40">balance</text:span> &gt;=<text:span text:style-name="T37">0</text:span>){</text:p>
      <text:p text:style-name="P57"><text:span text:style-name="T16">saldo</text:span> = <text:span text:style-name="T28">"Positivo"</text:span></text:p>
      <text:p text:style-name="P57">}</text:p>
      <text:p text:style-name="P57"><text:span text:style-name="T16">console</text:span>.<text:span text:style-name="T25">log</text:span>(<text:span text:style-name="T28">'Seu saldo é '</text:span>+<text:span text:style-name="T16">saldo</text:span>+<text:span text:style-name="T28">' - R$ '</text:span>+<text:span text:style-name="T40">balance</text:span>.<text:span text:style-name="T25">toFixed</text:span>(<text:span text:style-name="T37">2</text:span>))</text:p>
      <text:p text:style-name="P57">}</text:p>
      <text:p text:style-name="P57"><text:span text:style-name="T25">calculateBalance</text:span>()</text:p>
      <text:p text:style-name="P119"/>
      <text:list xml:id="list84952259768907" text:continue-numbering="true" text:style-name="L47">
        <text:list-item>
          <text:p text:style-name="P195">Celsius to Fahrenheit</text:p>
        </text:list-item>
      </text:list>
      <text:p text:style-name="P119"/>
      <text:list xml:id="list84953604278205" text:continue-numbering="true" text:style-name="L47">
        <text:list-item>
          <text:p text:style-name="P195">Buscando e encontrando dados em Array</text:p>
        </text:list-item>
      </text:list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18T08:49:51.566588408</dc:date>
    <meta:editing-duration>PT7H13M33S</meta:editing-duration>
    <meta:editing-cycles>37</meta:editing-cycles>
    <meta:generator>LibreOffice/6.1.5.2$Linux_X86_64 LibreOffice_project/10$Build-2</meta:generator>
    <meta:document-statistic meta:table-count="0" meta:image-count="0" meta:object-count="0" meta:page-count="27" meta:paragraph-count="1008" meta:word-count="4172" meta:character-count="25794" meta:non-whitespace-character-count="22690"/>
  </office:meta>
</office:document-meta>
</file>